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907cm"/>
    </style:style>
    <style:style style:name="co2" style:family="table-column">
      <style:table-column-properties fo:break-before="auto" style:column-width="3.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</office:automatic-styles>
  <office:body>
    <office:spreadsheet>
      <table:table table:name="Ark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string">
            <text:p>Kost og inntekt for bygg i minispill1</text:p>
          </table:table-cell>
          <table:table-cell table:number-columns-repeated="9"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style-name="ce3" office:value-type="string">
            <text:p>Startkost</text:p>
          </table:table-cell>
          <table:table-cell table:style-name="ce3" office:value-type="string">
            <text:p>Startinntekt</text:p>
          </table:table-cell>
          <table:table-cell table:number-columns-repeated="8"/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1000">
            <text:p>1000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3">
          <table:table-cell table:style-name="ce3" office:value-type="string">
            <text:p>Level</text:p>
          </table:table-cell>
          <table:table-cell table:style-name="ce3" office:value-type="string">
            <text:p>Oppgraderingskost</text:p>
          </table:table-cell>
          <table:table-cell table:style-name="ce3" office:value-type="string">
            <text:p>Inntekt</text:p>
          </table:table-cell>
          <table:table-cell table:style-name="ce3"/>
          <table:table-cell table:number-columns-repeated="6"/>
        </table:table-row>
        <table:table-row table:style-name="ro2">
          <table:table-cell office:value-type="float" office:value="0">
            <text:p>0</text:p>
          </table:table-cell>
          <table:table-cell table:formula="oooc:=[.A5]" office:value-type="float" office:value="1200">
            <text:p>1200</text:p>
          </table:table-cell>
          <table:table-cell table:formula="oooc:=[.B5]" office:value-type="float" office:value="1000">
            <text:p>1000</text:p>
          </table:table-cell>
          <table:table-cell/>
          <table:table-cell table:formula="oooc:=[.B8]-[.D8]" office:value-type="float" office:value="1200">
            <text:p>1200</text:p>
          </table:table-cell>
          <table:table-cell/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formula="oooc:=[.$A$5]*([.A8]^2)" office:value-type="float" office:value="0">
            <text:p>0</text:p>
          </table:table-cell>
          <table:table-cell table:formula="oooc:=([.$B$5])*[.A8]+[.$B$5]" office:value-type="float" office:value="1000">
            <text:p>1000</text:p>
          </table:table-cell>
          <table:table-cell table:formula="oooc:=[.$C$8]*0.5+([.$C$8]*0.2*[.A9]^2)-[.$C$8]*[.A9]^2" office:value-type="float" office:value="-300">
            <text:p>-300</text:p>
          </table:table-cell>
          <table:table-cell table:formula="oooc:=[.B9]-[.D9]" office:value-type="float" office:value="300">
            <text:p>300</text:p>
          </table:table-cell>
          <table:table-cell/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table:formula="oooc:=[.H9]-[.H8]" office:value-type="float" office:value="23">
            <text:p>2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formula="oooc:=[.$A$5]*([.A9]^2)" office:value-type="float" office:value="1200">
            <text:p>1200</text:p>
          </table:table-cell>
          <table:table-cell table:formula="oooc:=([.$B$5])*[.A9]+[.$B$5]" office:value-type="float" office:value="2000">
            <text:p>2000</text:p>
          </table:table-cell>
          <table:table-cell table:formula="oooc:=[.$C$8]*0.5+([.$C$8]*0.2*[.A10]^2)" office:value-type="float" office:value="1300">
            <text:p>1300</text:p>
          </table:table-cell>
          <table:table-cell table:formula="oooc:=[.B10]-[.D10]" office:value-type="float" office:value="-100">
            <text:p>-100</text:p>
          </table:table-cell>
          <table:table-cell/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table:formula="oooc:=[.H10]-[.H9]" office:value-type="float" office:value="30">
            <text:p>30</text:p>
          </table:table-cell>
          <table:table-cell table:formula="oooc:=[.I10]-[.I9]" office:value-type="float" office:value="7">
            <text:p>7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ooc:=[.$A$5]*([.A10]^2)" office:value-type="float" office:value="4800">
            <text:p>4800</text:p>
          </table:table-cell>
          <table:table-cell table:formula="oooc:=([.$B$5])*[.A10]+[.$B$5]" office:value-type="float" office:value="3000">
            <text:p>3000</text:p>
          </table:table-cell>
          <table:table-cell table:formula="oooc:=[.$C$8]*0.5+([.$C$8]*0.2*[.A11]^2)" office:value-type="float" office:value="2300">
            <text:p>2300</text:p>
          </table:table-cell>
          <table:table-cell table:formula="oooc:=[.B11]-[.D11]" office:value-type="float" office:value="2500">
            <text:p>2500</text:p>
          </table:table-cell>
          <table:table-cell/>
          <table:table-cell office:value-type="float" office:value="4">
            <text:p>4</text:p>
          </table:table-cell>
          <table:table-cell office:value-type="float" office:value="180">
            <text:p>180</text:p>
          </table:table-cell>
          <table:table-cell table:formula="oooc:=[.H11]-[.H10]" office:value-type="float" office:value="37">
            <text:p>37</text:p>
          </table:table-cell>
          <table:table-cell table:formula="oooc:=[.I11]-[.I10]" office:value-type="float" office:value="7">
            <text:p>7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ooc:=[.$A$5]*([.A11]^2)" office:value-type="float" office:value="10800">
            <text:p>10800</text:p>
          </table:table-cell>
          <table:table-cell table:formula="oooc:=([.$B$5])*[.A11]+[.$B$5]" office:value-type="float" office:value="4000">
            <text:p>4000</text:p>
          </table:table-cell>
          <table:table-cell table:formula="oooc:=[.$C$8]*0.5+([.$C$8]*0.2*[.A12]^2)" office:value-type="float" office:value="3700">
            <text:p>3700</text:p>
          </table:table-cell>
          <table:table-cell table:formula="oooc:=[.B12]-[.D12]" office:value-type="float" office:value="7100">
            <text:p>7100</text:p>
          </table:table-cell>
          <table:table-cell/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table:formula="oooc:=[.H12]-[.H11]" office:value-type="float" office:value="47">
            <text:p>47</text:p>
          </table:table-cell>
          <table:table-cell table:formula="oooc:=[.I12]-[.I11]" office:value-type="float" office:value="10">
            <text:p>1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ooc:=[.$A$5]*([.A12]^2)" office:value-type="float" office:value="19200">
            <text:p>19200</text:p>
          </table:table-cell>
          <table:table-cell table:formula="oooc:=([.$B$5])*[.A12]+[.$B$5]" office:value-type="float" office:value="5000">
            <text:p>5000</text:p>
          </table:table-cell>
          <table:table-cell table:formula="oooc:=[.$C$8]*0.5+([.$C$8]*0.2*[.A13]^2)" office:value-type="float" office:value="5500">
            <text:p>5500</text:p>
          </table:table-cell>
          <table:table-cell table:formula="oooc:=[.B13]-[.D13]" office:value-type="float" office:value="13700">
            <text:p>13700</text:p>
          </table:table-cell>
          <table:table-cell/>
          <table:table-cell office:value-type="float" office:value="6">
            <text:p>6</text:p>
          </table:table-cell>
          <table:table-cell office:value-type="float" office:value="286">
            <text:p>286</text:p>
          </table:table-cell>
          <table:table-cell table:formula="oooc:=[.H13]-[.H12]" office:value-type="float" office:value="59">
            <text:p>59</text:p>
          </table:table-cell>
          <table:table-cell table:formula="oooc:=[.I13]-[.I12]"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ooc:=[.$A$5]*([.A13]^2)" office:value-type="float" office:value="30000">
            <text:p>30000</text:p>
          </table:table-cell>
          <table:table-cell table:formula="oooc:=([.$B$5])*[.A13]+[.$B$5]" office:value-type="float" office:value="6000">
            <text:p>6000</text:p>
          </table:table-cell>
          <table:table-cell table:formula="oooc:=[.$C$8]*0.5+([.$C$8]*0.2*[.A14]^2)" office:value-type="float" office:value="7700">
            <text:p>7700</text:p>
          </table:table-cell>
          <table:table-cell table:formula="oooc:=[.B14]-[.D14]" office:value-type="float" office:value="22300">
            <text:p>22300</text:p>
          </table:table-cell>
          <table:table-cell table:formula="oooc:=[.E14]/[.D14]" office:value-type="float" office:value="2.8961038961039">
            <text:p>2,9</text:p>
          </table:table-cell>
          <table:table-cell office:value-type="float" office:value="7">
            <text:p>7</text:p>
          </table:table-cell>
          <table:table-cell office:value-type="float" office:value="360">
            <text:p>360</text:p>
          </table:table-cell>
          <table:table-cell table:formula="oooc:=[.H14]-[.H13]" office:value-type="float" office:value="74">
            <text:p>74</text:p>
          </table:table-cell>
          <table:table-cell table:formula="oooc:=[.I14]-[.I13]"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ooc:=[.$A$5]*([.A14]^2)" office:value-type="float" office:value="43200">
            <text:p>43200</text:p>
          </table:table-cell>
          <table:table-cell table:formula="oooc:=([.$B$5])*[.A14]+[.$B$5]" office:value-type="float" office:value="7000">
            <text:p>7000</text:p>
          </table:table-cell>
          <table:table-cell table:formula="oooc:=[.$C$8]*0.5+([.$C$8]*0.2*[.A15]^2)" office:value-type="float" office:value="10300">
            <text:p>10300</text:p>
          </table:table-cell>
          <table:table-cell table:formula="oooc:=[.B15]-[.D15]" office:value-type="float" office:value="32900">
            <text:p>32900</text:p>
          </table:table-cell>
          <table:table-cell table:formula="oooc:=[.E15]/[.D15]" office:value-type="float" office:value="3.19417475728155">
            <text:p>3,19</text:p>
          </table:table-cell>
          <table:table-cell office:value-type="float" office:value="8">
            <text:p>8</text:p>
          </table:table-cell>
          <table:table-cell office:value-type="float" office:value="454">
            <text:p>454</text:p>
          </table:table-cell>
          <table:table-cell table:formula="oooc:=[.H15]-[.H14]" office:value-type="float" office:value="94">
            <text:p>94</text:p>
          </table:table-cell>
          <table:table-cell table:formula="oooc:=[.I15]-[.I14]" office:value-type="float" office:value="20">
            <text:p>2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ooc:=[.$A$5]*([.A15]^2)" office:value-type="float" office:value="58800">
            <text:p>58800</text:p>
          </table:table-cell>
          <table:table-cell table:formula="oooc:=([.$B$5])*[.A15]+[.$B$5]" office:value-type="float" office:value="8000">
            <text:p>8000</text:p>
          </table:table-cell>
          <table:table-cell table:formula="oooc:=[.$C$8]*0.5+([.$C$8]*0.2*[.A16]^2)" office:value-type="float" office:value="13300">
            <text:p>13300</text:p>
          </table:table-cell>
          <table:table-cell table:formula="oooc:=[.B16]-[.D16]" office:value-type="float" office:value="45500">
            <text:p>45500</text:p>
          </table:table-cell>
          <table:table-cell table:formula="oooc:=[.E16]/[.D16]" office:value-type="float" office:value="3.42105263157895">
            <text:p>3,42</text:p>
          </table:table-cell>
          <table:table-cell office:value-type="float" office:value="9">
            <text:p>9</text:p>
          </table:table-cell>
          <table:table-cell office:value-type="float" office:value="572">
            <text:p>572</text:p>
          </table:table-cell>
          <table:table-cell table:formula="oooc:=[.H16]-[.H15]" office:value-type="float" office:value="118">
            <text:p>118</text:p>
          </table:table-cell>
          <table:table-cell table:formula="oooc:=[.I16]-[.I15]" office:value-type="float" office:value="24">
            <text:p>24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ooc:=[.$A$5]*([.A16]^2)" office:value-type="float" office:value="76800">
            <text:p>76800</text:p>
          </table:table-cell>
          <table:table-cell table:formula="oooc:=([.$B$5])*[.A16]+[.$B$5]" office:value-type="float" office:value="9000">
            <text:p>9000</text:p>
          </table:table-cell>
          <table:table-cell table:formula="oooc:=[.$C$8]*0.5+([.$C$8]*0.2*[.A17]^2)" office:value-type="float" office:value="16700">
            <text:p>16700</text:p>
          </table:table-cell>
          <table:table-cell table:formula="oooc:=[.B17]-[.D17]" office:value-type="float" office:value="60100">
            <text:p>60100</text:p>
          </table:table-cell>
          <table:table-cell table:formula="oooc:=[.E17]/[.D17]" office:value-type="float" office:value="3.59880239520958">
            <text:p>3,6</text:p>
          </table:table-cell>
          <table:table-cell office:value-type="float" office:value="10">
            <text:p>10</text:p>
          </table:table-cell>
          <table:table-cell office:value-type="float" office:value="720">
            <text:p>720</text:p>
          </table:table-cell>
          <table:table-cell table:formula="oooc:=[.H17]-[.H16]" office:value-type="float" office:value="148">
            <text:p>148</text:p>
          </table:table-cell>
          <table:table-cell table:formula="oooc:=[.I17]-[.I16]" office:value-type="float" office:value="30">
            <text:p>3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ooc:=[.$A$5]*([.A17]^2)" office:value-type="float" office:value="97200">
            <text:p>97200</text:p>
          </table:table-cell>
          <table:table-cell table:formula="oooc:=([.$B$5])*[.A17]+[.$B$5]" office:value-type="float" office:value="10000">
            <text:p>10000</text:p>
          </table:table-cell>
          <table:table-cell table:formula="oooc:=[.$C$8]*0.5+([.$C$8]*0.2*[.A18]^2)" office:value-type="float" office:value="20500">
            <text:p>20500</text:p>
          </table:table-cell>
          <table:table-cell table:formula="oooc:=[.B18]-[.D18]" office:value-type="float" office:value="76700">
            <text:p>76700</text:p>
          </table:table-cell>
          <table:table-cell table:formula="oooc:=[.E18]/[.D18]" office:value-type="float" office:value="3.74146341463415">
            <text:p>3,74</text:p>
          </table:table-cell>
          <table:table-cell office:value-type="float" office:value="11">
            <text:p>11</text:p>
          </table:table-cell>
          <table:table-cell office:value-type="float" office:value="908">
            <text:p>908</text:p>
          </table:table-cell>
          <table:table-cell table:formula="oooc:=[.H18]-[.H17]" office:value-type="float" office:value="188">
            <text:p>188</text:p>
          </table:table-cell>
          <table:table-cell table:formula="oooc:=[.I18]-[.I17]" office:value-type="float" office:value="40">
            <text:p>4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ooc:=[.$A$5]*([.A18]^2)" office:value-type="float" office:value="120000">
            <text:p>120000</text:p>
          </table:table-cell>
          <table:table-cell table:formula="oooc:=([.$B$5])*[.A18]+[.$B$5]" office:value-type="float" office:value="11000">
            <text:p>11000</text:p>
          </table:table-cell>
          <table:table-cell table:formula="oooc:=[.$C$8]*0.5+([.$C$8]*0.2*[.A19]^2)" office:value-type="float" office:value="24700">
            <text:p>24700</text:p>
          </table:table-cell>
          <table:table-cell table:formula="oooc:=[.B19]-[.D19]" office:value-type="float" office:value="95300">
            <text:p>95300</text:p>
          </table:table-cell>
          <table:table-cell table:formula="oooc:=[.E19]/[.D19]" office:value-type="float" office:value="3.8582995951417">
            <text:p>3,86</text:p>
          </table:table-cell>
          <table:table-cell office:value-type="float" office:value="12">
            <text:p>12</text:p>
          </table:table-cell>
          <table:table-cell office:value-type="float" office:value="1144">
            <text:p>1144</text:p>
          </table:table-cell>
          <table:table-cell table:formula="oooc:=[.H19]-[.H18]" office:value-type="float" office:value="236">
            <text:p>236</text:p>
          </table:table-cell>
          <table:table-cell table:formula="oooc:=[.I19]-[.I18]" office:value-type="float" office:value="48">
            <text:p>4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ooc:=[.$A$5]*([.A19]^2)" office:value-type="float" office:value="145200">
            <text:p>145200</text:p>
          </table:table-cell>
          <table:table-cell table:formula="oooc:=([.$B$5])*[.A19]+[.$B$5]" office:value-type="float" office:value="12000">
            <text:p>12000</text:p>
          </table:table-cell>
          <table:table-cell table:formula="oooc:=[.$C$8]*0.5+([.$C$8]*0.2*[.A20]^2)" office:value-type="float" office:value="29300">
            <text:p>29300</text:p>
          </table:table-cell>
          <table:table-cell table:formula="oooc:=[.B20]-[.D20]" office:value-type="float" office:value="115900">
            <text:p>115900</text:p>
          </table:table-cell>
          <table:table-cell table:formula="oooc:=[.E20]/[.D20]" office:value-type="float" office:value="3.95563139931741">
            <text:p>3,96</text:p>
          </table:table-cell>
          <table:table-cell office:value-type="float" office:value="13">
            <text:p>13</text:p>
          </table:table-cell>
          <table:table-cell office:value-type="float" office:value="1441">
            <text:p>1441</text:p>
          </table:table-cell>
          <table:table-cell table:formula="oooc:=[.H20]-[.H19]" office:value-type="float" office:value="297">
            <text:p>297</text:p>
          </table:table-cell>
          <table:table-cell table:formula="oooc:=[.I20]-[.I19]" office:value-type="float" office:value="61">
            <text:p>6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ooc:=[.$A$5]*([.A20]^2)" office:value-type="float" office:value="172800">
            <text:p>172800</text:p>
          </table:table-cell>
          <table:table-cell table:formula="oooc:=([.$B$5])*[.A20]+[.$B$5]" office:value-type="float" office:value="13000">
            <text:p>13000</text:p>
          </table:table-cell>
          <table:table-cell table:formula="oooc:=[.$C$8]*0.5+([.$C$8]*0.2*[.A21]^2)" office:value-type="float" office:value="34300">
            <text:p>34300</text:p>
          </table:table-cell>
          <table:table-cell table:formula="oooc:=[.B21]-[.D21]" office:value-type="float" office:value="138500">
            <text:p>138500</text:p>
          </table:table-cell>
          <table:table-cell table:formula="oooc:=[.E21]/[.D21]" office:value-type="float" office:value="4.03790087463557">
            <text:p>4,04</text:p>
          </table:table-cell>
          <table:table-cell office:value-type="float" office:value="14">
            <text:p>14</text:p>
          </table:table-cell>
          <table:table-cell office:value-type="float" office:value="1816">
            <text:p>1816</text:p>
          </table:table-cell>
          <table:table-cell table:formula="oooc:=[.H21]-[.H20]" office:value-type="float" office:value="375">
            <text:p>375</text:p>
          </table:table-cell>
          <table:table-cell table:formula="oooc:=[.I21]-[.I20]" office:value-type="float" office:value="78">
            <text:p>7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ooc:=[.$A$5]*([.A21]^2)" office:value-type="float" office:value="202800">
            <text:p>202800</text:p>
          </table:table-cell>
          <table:table-cell table:formula="oooc:=([.$B$5])*[.A21]+[.$B$5]" office:value-type="float" office:value="14000">
            <text:p>14000</text:p>
          </table:table-cell>
          <table:table-cell table:formula="oooc:=[.$C$8]*0.5+([.$C$8]*0.2*[.A22]^2)" office:value-type="float" office:value="39700">
            <text:p>39700</text:p>
          </table:table-cell>
          <table:table-cell table:formula="oooc:=[.B22]-[.D22]" office:value-type="float" office:value="163100">
            <text:p>163100</text:p>
          </table:table-cell>
          <table:table-cell table:formula="oooc:=[.E22]/[.D22]" office:value-type="float" office:value="4.10831234256927">
            <text:p>4,11</text:p>
          </table:table-cell>
          <table:table-cell office:value-type="float" office:value="15">
            <text:p>15</text:p>
          </table:table-cell>
          <table:table-cell office:value-type="float" office:value="2288">
            <text:p>2288</text:p>
          </table:table-cell>
          <table:table-cell table:formula="oooc:=[.H22]-[.H21]" office:value-type="float" office:value="472">
            <text:p>472</text:p>
          </table:table-cell>
          <table:table-cell table:formula="oooc:=[.I22]-[.I21]" office:value-type="float" office:value="97">
            <text:p>9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ooc:=[.$A$5]*([.A22]^2)" office:value-type="float" office:value="235200">
            <text:p>235200</text:p>
          </table:table-cell>
          <table:table-cell table:formula="oooc:=([.$B$5])*[.A22]+[.$B$5]" office:value-type="float" office:value="15000">
            <text:p>15000</text:p>
          </table:table-cell>
          <table:table-cell table:formula="oooc:=[.$C$8]*0.5+([.$C$8]*0.2*[.A23]^2)" office:value-type="float" office:value="45500">
            <text:p>45500</text:p>
          </table:table-cell>
          <table:table-cell table:formula="oooc:=[.B23]-[.D23]" office:value-type="float" office:value="189700">
            <text:p>189700</text:p>
          </table:table-cell>
          <table:table-cell table:formula="oooc:=[.E23]/[.D23]" office:value-type="float" office:value="4.16923076923077">
            <text:p>4,17</text:p>
          </table:table-cell>
          <table:table-cell office:value-type="float" office:value="16">
            <text:p>16</text:p>
          </table:table-cell>
          <table:table-cell office:value-type="float" office:value="2883">
            <text:p>2883</text:p>
          </table:table-cell>
          <table:table-cell table:formula="oooc:=[.H23]-[.H22]" office:value-type="float" office:value="595">
            <text:p>595</text:p>
          </table:table-cell>
          <table:table-cell table:formula="oooc:=[.I23]-[.I22]" office:value-type="float" office:value="123">
            <text:p>12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ooc:=[.$A$5]*([.A23]^2)" office:value-type="float" office:value="270000">
            <text:p>270000</text:p>
          </table:table-cell>
          <table:table-cell table:formula="oooc:=([.$B$5])*[.A23]+[.$B$5]" office:value-type="float" office:value="16000">
            <text:p>16000</text:p>
          </table:table-cell>
          <table:table-cell table:formula="oooc:=[.$C$8]*0.5+([.$C$8]*0.2*[.A24]^2)" office:value-type="float" office:value="51700">
            <text:p>51700</text:p>
          </table:table-cell>
          <table:table-cell table:formula="oooc:=[.B24]-[.D24]" office:value-type="float" office:value="218300">
            <text:p>218300</text:p>
          </table:table-cell>
          <table:table-cell table:formula="oooc:=[.E24]/[.D24]" office:value-type="float" office:value="4.22243713733075">
            <text:p>4,22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formula="oooc:=[.$A$5]*([.A24]^2)" office:value-type="float" office:value="307200">
            <text:p>307200</text:p>
          </table:table-cell>
          <table:table-cell table:formula="oooc:=([.$B$5])*[.A24]+[.$B$5]" office:value-type="float" office:value="17000">
            <text:p>17000</text:p>
          </table:table-cell>
          <table:table-cell table:formula="oooc:=[.$C$8]*0.5+([.$C$8]*0.2*[.A25]^2)" office:value-type="float" office:value="58300">
            <text:p>58300</text:p>
          </table:table-cell>
          <table:table-cell table:formula="oooc:=[.B25]-[.D25]" office:value-type="float" office:value="248900">
            <text:p>248900</text:p>
          </table:table-cell>
          <table:table-cell table:formula="oooc:=[.E25]/[.D25]" office:value-type="float" office:value="4.26929674099485">
            <text:p>4,27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formula="oooc:=[.$A$5]*([.A25]^2)" office:value-type="float" office:value="346800">
            <text:p>346800</text:p>
          </table:table-cell>
          <table:table-cell table:formula="oooc:=([.$B$5])*[.A25]+[.$B$5]" office:value-type="float" office:value="18000">
            <text:p>18000</text:p>
          </table:table-cell>
          <table:table-cell table:formula="oooc:=[.$C$8]*0.5+([.$C$8]*0.2*[.A26]^2)" office:value-type="float" office:value="65300">
            <text:p>65300</text:p>
          </table:table-cell>
          <table:table-cell table:formula="oooc:=[.B26]-[.D26]" office:value-type="float" office:value="281500">
            <text:p>281500</text:p>
          </table:table-cell>
          <table:table-cell table:formula="oooc:=[.E26]/[.D26]" office:value-type="float" office:value="4.31087289433384">
            <text:p>4,31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formula="oooc:=[.$A$5]*([.A26]^2)" office:value-type="float" office:value="388800">
            <text:p>388800</text:p>
          </table:table-cell>
          <table:table-cell table:formula="oooc:=([.$B$5])*[.A26]+[.$B$5]" office:value-type="float" office:value="19000">
            <text:p>19000</text:p>
          </table:table-cell>
          <table:table-cell table:formula="oooc:=[.$C$8]*0.5+([.$C$8]*0.2*[.A27]^2)" office:value-type="float" office:value="72700">
            <text:p>72700</text:p>
          </table:table-cell>
          <table:table-cell table:formula="oooc:=[.B27]-[.D27]" office:value-type="float" office:value="316100">
            <text:p>316100</text:p>
          </table:table-cell>
          <table:table-cell table:formula="oooc:=[.E27]/[.D27]" office:value-type="float" office:value="4.34800550206327">
            <text:p>4,35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formula="oooc:=[.$A$5]*([.A27]^2)" office:value-type="float" office:value="433200">
            <text:p>433200</text:p>
          </table:table-cell>
          <table:table-cell table:formula="oooc:=([.$B$5])*[.A27]+[.$B$5]" office:value-type="float" office:value="20000">
            <text:p>20000</text:p>
          </table:table-cell>
          <table:table-cell table:formula="oooc:=[.$C$8]*0.5+([.$C$8]*0.2*[.A28]^2)" office:value-type="float" office:value="80500">
            <text:p>80500</text:p>
          </table:table-cell>
          <table:table-cell table:formula="oooc:=[.B28]-[.D28]" office:value-type="float" office:value="352700">
            <text:p>352700</text:p>
          </table:table-cell>
          <table:table-cell table:formula="oooc:=[.E28]/[.D28]" office:value-type="float" office:value="4.38136645962733">
            <text:p>4,38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table:formula="oooc:=[.$A$5]*([.A28]^2)" office:value-type="float" office:value="480000">
            <text:p>480000</text:p>
          </table:table-cell>
          <table:table-cell table:formula="oooc:=([.$B$5])*[.A28]+[.$B$5]" office:value-type="float" office:value="21000">
            <text:p>21000</text:p>
          </table:table-cell>
          <table:table-cell table:formula="oooc:=[.$C$8]*0.5+([.$C$8]*0.2*[.A29]^2)" office:value-type="float" office:value="88700">
            <text:p>88700</text:p>
          </table:table-cell>
          <table:table-cell table:formula="oooc:=[.B29]-[.D29]" office:value-type="float" office:value="391300">
            <text:p>391300</text:p>
          </table:table-cell>
          <table:table-cell table:formula="oooc:=[.E29]/[.D29]" office:value-type="float" office:value="4.41149943630214">
            <text:p>4,41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table:formula="oooc:=[.$A$5]*([.A29]^2)" office:value-type="float" office:value="529200">
            <text:p>529200</text:p>
          </table:table-cell>
          <table:table-cell table:formula="oooc:=([.$B$5])*[.A29]+[.$B$5]" office:value-type="float" office:value="22000">
            <text:p>22000</text:p>
          </table:table-cell>
          <table:table-cell table:formula="oooc:=[.$C$8]*0.5+([.$C$8]*0.2*[.A30]^2)" office:value-type="float" office:value="97300">
            <text:p>97300</text:p>
          </table:table-cell>
          <table:table-cell table:formula="oooc:=[.B30]-[.D30]" office:value-type="float" office:value="431900">
            <text:p>431900</text:p>
          </table:table-cell>
          <table:table-cell table:formula="oooc:=[.E30]/[.D30]" office:value-type="float" office:value="4.43884892086331">
            <text:p>4,44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table:formula="oooc:=[.$A$5]*([.A30]^2)" office:value-type="float" office:value="580800">
            <text:p>580800</text:p>
          </table:table-cell>
          <table:table-cell table:formula="oooc:=([.$B$5])*[.A30]+[.$B$5]" office:value-type="float" office:value="23000">
            <text:p>23000</text:p>
          </table:table-cell>
          <table:table-cell table:formula="oooc:=[.$C$8]*0.5+([.$C$8]*0.2*[.A31]^2)" office:value-type="float" office:value="106300">
            <text:p>106300</text:p>
          </table:table-cell>
          <table:table-cell table:formula="oooc:=[.B31]-[.D31]" office:value-type="float" office:value="474500">
            <text:p>474500</text:p>
          </table:table-cell>
          <table:table-cell table:formula="oooc:=[.E31]/[.D31]" office:value-type="float" office:value="4.46378174976482">
            <text:p>4,46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table:formula="oooc:=[.$A$5]*([.A31]^2)" office:value-type="float" office:value="634800">
            <text:p>634800</text:p>
          </table:table-cell>
          <table:table-cell table:formula="oooc:=([.$B$5])*[.A31]+[.$B$5]" office:value-type="float" office:value="24000">
            <text:p>24000</text:p>
          </table:table-cell>
          <table:table-cell table:formula="oooc:=[.$C$8]*0.5+([.$C$8]*0.2*[.A32]^2)" office:value-type="float" office:value="115700">
            <text:p>115700</text:p>
          </table:table-cell>
          <table:table-cell table:formula="oooc:=[.B32]-[.D32]" office:value-type="float" office:value="519100">
            <text:p>519100</text:p>
          </table:table-cell>
          <table:table-cell table:formula="oooc:=[.E32]/[.D32]" office:value-type="float" office:value="4.48660328435609">
            <text:p>4,49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table:formula="oooc:=[.$A$5]*([.A32]^2)" office:value-type="float" office:value="691200">
            <text:p>691200</text:p>
          </table:table-cell>
          <table:table-cell table:formula="oooc:=([.$B$5])*[.A32]+[.$B$5]" office:value-type="float" office:value="25000">
            <text:p>25000</text:p>
          </table:table-cell>
          <table:table-cell table:formula="oooc:=[.$C$8]*0.5+([.$C$8]*0.2*[.A33]^2)" office:value-type="float" office:value="125500">
            <text:p>125500</text:p>
          </table:table-cell>
          <table:table-cell table:formula="oooc:=[.B33]-[.D33]" office:value-type="float" office:value="565700">
            <text:p>565700</text:p>
          </table:table-cell>
          <table:table-cell table:formula="oooc:=[.E33]/[.D33]" office:value-type="float" office:value="4.50756972111554">
            <text:p>4,51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table:formula="oooc:=[.$A$5]*([.A33]^2)" office:value-type="float" office:value="750000">
            <text:p>750000</text:p>
          </table:table-cell>
          <table:table-cell table:formula="oooc:=([.$B$5])*[.A33]+[.$B$5]" office:value-type="float" office:value="26000">
            <text:p>26000</text:p>
          </table:table-cell>
          <table:table-cell table:formula="oooc:=[.$C$8]*0.5+([.$C$8]*0.2*[.A34]^2)" office:value-type="float" office:value="135700">
            <text:p>135700</text:p>
          </table:table-cell>
          <table:table-cell table:formula="oooc:=[.B34]-[.D34]" office:value-type="float" office:value="614300">
            <text:p>614300</text:p>
          </table:table-cell>
          <table:table-cell table:formula="oooc:=[.E34]/[.D34]" office:value-type="float" office:value="4.52689756816507">
            <text:p>4,53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table:formula="oooc:=[.$A$5]*([.A34]^2)" office:value-type="float" office:value="811200">
            <text:p>811200</text:p>
          </table:table-cell>
          <table:table-cell table:formula="oooc:=([.$B$5])*[.A34]+[.$B$5]" office:value-type="float" office:value="27000">
            <text:p>27000</text:p>
          </table:table-cell>
          <table:table-cell table:formula="oooc:=[.$C$8]*0.5+([.$C$8]*0.2*[.A35]^2)" office:value-type="float" office:value="146300">
            <text:p>146300</text:p>
          </table:table-cell>
          <table:table-cell table:formula="oooc:=[.B35]-[.D35]" office:value-type="float" office:value="664900">
            <text:p>664900</text:p>
          </table:table-cell>
          <table:table-cell table:formula="oooc:=[.E35]/[.D35]" office:value-type="float" office:value="4.54477101845523">
            <text:p>4,54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table:formula="oooc:=[.$A$5]*([.A35]^2)" office:value-type="float" office:value="874800">
            <text:p>874800</text:p>
          </table:table-cell>
          <table:table-cell table:formula="oooc:=([.$B$5])*[.A35]+[.$B$5]" office:value-type="float" office:value="28000">
            <text:p>28000</text:p>
          </table:table-cell>
          <table:table-cell table:formula="oooc:=[.$C$8]*0.5+([.$C$8]*0.2*[.A36]^2)" office:value-type="float" office:value="157300">
            <text:p>157300</text:p>
          </table:table-cell>
          <table:table-cell table:formula="oooc:=[.B36]-[.D36]" office:value-type="float" office:value="717500">
            <text:p>717500</text:p>
          </table:table-cell>
          <table:table-cell table:formula="oooc:=[.E36]/[.D36]" office:value-type="float" office:value="4.56134774316593">
            <text:p>4,56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table:formula="oooc:=[.$A$5]*([.A36]^2)" office:value-type="float" office:value="940800">
            <text:p>940800</text:p>
          </table:table-cell>
          <table:table-cell table:formula="oooc:=([.$B$5])*[.A36]+[.$B$5]" office:value-type="float" office:value="29000">
            <text:p>29000</text:p>
          </table:table-cell>
          <table:table-cell table:formula="oooc:=[.$C$8]*0.5+([.$C$8]*0.2*[.A37]^2)" office:value-type="float" office:value="168700">
            <text:p>168700</text:p>
          </table:table-cell>
          <table:table-cell table:formula="oooc:=[.B37]-[.D37]" office:value-type="float" office:value="772100">
            <text:p>772100</text:p>
          </table:table-cell>
          <table:table-cell table:formula="oooc:=[.E37]/[.D37]" office:value-type="float" office:value="4.57676348547718">
            <text:p>4,58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table:formula="oooc:=[.$A$5]*([.A37]^2)" office:value-type="float" office:value="1009200">
            <text:p>1009200</text:p>
          </table:table-cell>
          <table:table-cell table:formula="oooc:=([.$B$5])*[.A37]+[.$B$5]" office:value-type="float" office:value="30000">
            <text:p>30000</text:p>
          </table:table-cell>
          <table:table-cell table:formula="oooc:=[.$C$8]*0.5+([.$C$8]*0.2*[.A38]^2)" office:value-type="float" office:value="180500">
            <text:p>180500</text:p>
          </table:table-cell>
          <table:table-cell table:formula="oooc:=[.B38]-[.D38]" office:value-type="float" office:value="828700">
            <text:p>828700</text:p>
          </table:table-cell>
          <table:table-cell table:formula="oooc:=[.E38]/[.D38]" office:value-type="float" office:value="4.59113573407202">
            <text:p>4,59</text:p>
          </table:table-cell>
          <table:table-cell table:number-columns-repeated="4"/>
        </table:table-row>
        <table:table-row table:style-name="ro2">
          <table:table-cell office:value-type="float" office:value="31">
            <text:p>31</text:p>
          </table:table-cell>
          <table:table-cell table:formula="oooc:=[.$A$5]*([.A38]^2)" office:value-type="float" office:value="1080000">
            <text:p>1080000</text:p>
          </table:table-cell>
          <table:table-cell table:formula="oooc:=([.$B$5])*[.A38]+[.$B$5]" office:value-type="float" office:value="31000">
            <text:p>31000</text:p>
          </table:table-cell>
          <table:table-cell table:formula="oooc:=[.$C$8]*0.5+([.$C$8]*0.2*[.A39]^2)" office:value-type="float" office:value="192700">
            <text:p>192700</text:p>
          </table:table-cell>
          <table:table-cell table:formula="oooc:=[.B39]-[.D39]" office:value-type="float" office:value="887300">
            <text:p>887300</text:p>
          </table:table-cell>
          <table:table-cell table:formula="oooc:=[.E39]/[.D39]" office:value-type="float" office:value="4.60456668396471">
            <text:p>4,6</text:p>
          </table:table-cell>
          <table:table-cell table:number-columns-repeated="4"/>
        </table:table-row>
        <table:table-row table:style-name="ro2">
          <table:table-cell office:value-type="float" office:value="32">
            <text:p>32</text:p>
          </table:table-cell>
          <table:table-cell table:formula="oooc:=[.$A$5]*([.A39]^2)" office:value-type="float" office:value="1153200">
            <text:p>1153200</text:p>
          </table:table-cell>
          <table:table-cell table:formula="oooc:=([.$B$5])*[.A39]+[.$B$5]" office:value-type="float" office:value="32000">
            <text:p>32000</text:p>
          </table:table-cell>
          <table:table-cell table:formula="oooc:=[.$C$8]*0.5+([.$C$8]*0.2*[.A40]^2)" office:value-type="float" office:value="205300">
            <text:p>205300</text:p>
          </table:table-cell>
          <table:table-cell table:formula="oooc:=[.B40]-[.D40]" office:value-type="float" office:value="947900">
            <text:p>947900</text:p>
          </table:table-cell>
          <table:table-cell table:formula="oooc:=[.E40]/[.D40]" office:value-type="float" office:value="4.61714564052606">
            <text:p>4,62</text:p>
          </table:table-cell>
          <table:table-cell table:number-columns-repeated="4"/>
        </table:table-row>
        <table:table-row table:style-name="ro2">
          <table:table-cell office:value-type="float" office:value="33">
            <text:p>33</text:p>
          </table:table-cell>
          <table:table-cell table:formula="oooc:=[.$A$5]*([.A40]^2)" office:value-type="float" office:value="1228800">
            <text:p>1228800</text:p>
          </table:table-cell>
          <table:table-cell table:formula="oooc:=([.$B$5])*[.A40]+[.$B$5]" office:value-type="float" office:value="33000">
            <text:p>33000</text:p>
          </table:table-cell>
          <table:table-cell table:formula="oooc:=[.$C$8]*0.5+([.$C$8]*0.2*[.A41]^2)" office:value-type="float" office:value="218300">
            <text:p>218300</text:p>
          </table:table-cell>
          <table:table-cell table:formula="oooc:=[.B41]-[.D41]" office:value-type="float" office:value="1010500">
            <text:p>1010500</text:p>
          </table:table-cell>
          <table:table-cell table:formula="oooc:=[.E41]/[.D41]" office:value-type="float" office:value="4.62895098488319">
            <text:p>4,63</text:p>
          </table:table-cell>
          <table:table-cell table:number-columns-repeated="4"/>
        </table:table-row>
        <table:table-row table:style-name="ro2">
          <table:table-cell office:value-type="float" office:value="34">
            <text:p>34</text:p>
          </table:table-cell>
          <table:table-cell table:formula="oooc:=[.$A$5]*([.A41]^2)" office:value-type="float" office:value="1306800">
            <text:p>1306800</text:p>
          </table:table-cell>
          <table:table-cell table:formula="oooc:=([.$B$5])*[.A41]+[.$B$5]" office:value-type="float" office:value="34000">
            <text:p>34000</text:p>
          </table:table-cell>
          <table:table-cell table:formula="oooc:=[.$C$8]*0.5+([.$C$8]*0.2*[.A42]^2)" office:value-type="float" office:value="231700">
            <text:p>231700</text:p>
          </table:table-cell>
          <table:table-cell table:formula="oooc:=[.B42]-[.D42]" office:value-type="float" office:value="1075100">
            <text:p>1075100</text:p>
          </table:table-cell>
          <table:table-cell table:formula="oooc:=[.E42]/[.D42]" office:value-type="float" office:value="4.64005179110919">
            <text:p>4,64</text:p>
          </table:table-cell>
          <table:table-cell table:number-columns-repeated="4"/>
        </table:table-row>
        <table:table-row table:style-name="ro2">
          <table:table-cell office:value-type="float" office:value="35">
            <text:p>35</text:p>
          </table:table-cell>
          <table:table-cell table:formula="oooc:=[.$A$5]*([.A42]^2)" office:value-type="float" office:value="1387200">
            <text:p>1387200</text:p>
          </table:table-cell>
          <table:table-cell table:formula="oooc:=([.$B$5])*[.A42]+[.$B$5]" office:value-type="float" office:value="35000">
            <text:p>35000</text:p>
          </table:table-cell>
          <table:table-cell table:formula="oooc:=[.$C$8]*0.5+([.$C$8]*0.2*[.A43]^2)" office:value-type="float" office:value="245500">
            <text:p>245500</text:p>
          </table:table-cell>
          <table:table-cell table:formula="oooc:=[.B43]-[.D43]" office:value-type="float" office:value="1141700">
            <text:p>1141700</text:p>
          </table:table-cell>
          <table:table-cell table:formula="oooc:=[.E43]/[.D43]" office:value-type="float" office:value="4.65050916496945">
            <text:p>4,65</text:p>
          </table:table-cell>
          <table:table-cell table:number-columns-repeated="4"/>
        </table:table-row>
        <table:table-row table:style-name="ro2">
          <table:table-cell office:value-type="float" office:value="36">
            <text:p>36</text:p>
          </table:table-cell>
          <table:table-cell table:formula="oooc:=[.$A$5]*([.A43]^2)" office:value-type="float" office:value="1470000">
            <text:p>1470000</text:p>
          </table:table-cell>
          <table:table-cell table:formula="oooc:=([.$B$5])*[.A43]+[.$B$5]" office:value-type="float" office:value="36000">
            <text:p>36000</text:p>
          </table:table-cell>
          <table:table-cell table:formula="oooc:=[.$C$8]*0.5+([.$C$8]*0.2*[.A44]^2)" office:value-type="float" office:value="259700">
            <text:p>259700</text:p>
          </table:table-cell>
          <table:table-cell table:formula="oooc:=[.B44]-[.D44]" office:value-type="float" office:value="1210300">
            <text:p>1210300</text:p>
          </table:table-cell>
          <table:table-cell table:formula="oooc:=[.E44]/[.D44]" office:value-type="float" office:value="4.66037735849057">
            <text:p>4,66</text:p>
          </table:table-cell>
          <table:table-cell table:number-columns-repeated="4"/>
        </table:table-row>
        <table:table-row table:style-name="ro2">
          <table:table-cell office:value-type="float" office:value="37">
            <text:p>37</text:p>
          </table:table-cell>
          <table:table-cell table:formula="oooc:=[.$A$5]*([.A44]^2)" office:value-type="float" office:value="1555200">
            <text:p>1555200</text:p>
          </table:table-cell>
          <table:table-cell table:formula="oooc:=([.$B$5])*[.A44]+[.$B$5]" office:value-type="float" office:value="37000">
            <text:p>37000</text:p>
          </table:table-cell>
          <table:table-cell table:formula="oooc:=[.$C$8]*0.5+([.$C$8]*0.2*[.A45]^2)" office:value-type="float" office:value="274300">
            <text:p>274300</text:p>
          </table:table-cell>
          <table:table-cell table:formula="oooc:=[.B45]-[.D45]" office:value-type="float" office:value="1280900">
            <text:p>1280900</text:p>
          </table:table-cell>
          <table:table-cell table:formula="oooc:=[.E45]/[.D45]" office:value-type="float" office:value="4.66970470288006">
            <text:p>4,67</text:p>
          </table:table-cell>
          <table:table-cell table:number-columns-repeated="4"/>
        </table:table-row>
        <table:table-row table:style-name="ro2">
          <table:table-cell office:value-type="float" office:value="38">
            <text:p>38</text:p>
          </table:table-cell>
          <table:table-cell table:formula="oooc:=[.$A$5]*([.A45]^2)" office:value-type="float" office:value="1642800">
            <text:p>1642800</text:p>
          </table:table-cell>
          <table:table-cell table:formula="oooc:=([.$B$5])*[.A45]+[.$B$5]" office:value-type="float" office:value="38000">
            <text:p>38000</text:p>
          </table:table-cell>
          <table:table-cell table:formula="oooc:=[.$C$8]*0.5+([.$C$8]*0.2*[.A46]^2)" office:value-type="float" office:value="289300">
            <text:p>289300</text:p>
          </table:table-cell>
          <table:table-cell table:formula="oooc:=[.B46]-[.D46]" office:value-type="float" office:value="1353500">
            <text:p>1353500</text:p>
          </table:table-cell>
          <table:table-cell table:formula="oooc:=[.E46]/[.D46]" office:value-type="float" office:value="4.67853439336329">
            <text:p>4,68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table:formula="oooc:=[.$A$5]*([.A46]^2)" office:value-type="float" office:value="1732800">
            <text:p>1732800</text:p>
          </table:table-cell>
          <table:table-cell table:formula="oooc:=([.$B$5])*[.A46]+[.$B$5]" office:value-type="float" office:value="39000">
            <text:p>39000</text:p>
          </table:table-cell>
          <table:table-cell table:formula="oooc:=[.$C$8]*0.5+([.$C$8]*0.2*[.A47]^2)" office:value-type="float" office:value="304700">
            <text:p>304700</text:p>
          </table:table-cell>
          <table:table-cell table:formula="oooc:=[.B47]-[.D47]" office:value-type="float" office:value="1428100">
            <text:p>1428100</text:p>
          </table:table-cell>
          <table:table-cell table:formula="oooc:=[.E47]/[.D47]" office:value-type="float" office:value="4.68690515260912">
            <text:p>4,69</text:p>
          </table:table-cell>
          <table:table-cell table:number-columns-repeated="4"/>
        </table:table-row>
        <table:table-row table:style-name="ro2">
          <table:table-cell office:value-type="float" office:value="40">
            <text:p>40</text:p>
          </table:table-cell>
          <table:table-cell table:formula="oooc:=[.$A$5]*([.A47]^2)" office:value-type="float" office:value="1825200">
            <text:p>1825200</text:p>
          </table:table-cell>
          <table:table-cell table:formula="oooc:=([.$B$5])*[.A47]+[.$B$5]" office:value-type="float" office:value="40000">
            <text:p>40000</text:p>
          </table:table-cell>
          <table:table-cell table:formula="oooc:=[.$C$8]*0.5+([.$C$8]*0.2*[.A48]^2)" office:value-type="float" office:value="320500">
            <text:p>320500</text:p>
          </table:table-cell>
          <table:table-cell table:formula="oooc:=[.B48]-[.D48]" office:value-type="float" office:value="1504700">
            <text:p>1504700</text:p>
          </table:table-cell>
          <table:table-cell table:formula="oooc:=[.E48]/[.D48]" office:value-type="float" office:value="4.69485179407176">
            <text:p>4,69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table:formula="oooc:=[.$A$5]*([.A48]^2)" office:value-type="float" office:value="1920000">
            <text:p>1920000</text:p>
          </table:table-cell>
          <table:table-cell table:formula="oooc:=([.$B$5])*[.A48]+[.$B$5]" office:value-type="float" office:value="41000">
            <text:p>41000</text:p>
          </table:table-cell>
          <table:table-cell table:formula="oooc:=[.$C$8]*0.5+([.$C$8]*0.2*[.A49]^2)" office:value-type="float" office:value="336700">
            <text:p>336700</text:p>
          </table:table-cell>
          <table:table-cell table:formula="oooc:=[.B49]-[.D49]" office:value-type="float" office:value="1583300">
            <text:p>1583300</text:p>
          </table:table-cell>
          <table:table-cell table:formula="oooc:=[.E49]/[.D49]" office:value-type="float" office:value="4.7024057024057">
            <text:p>4,7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table:formula="oooc:=[.$A$5]*([.A49]^2)" office:value-type="float" office:value="2017200">
            <text:p>2017200</text:p>
          </table:table-cell>
          <table:table-cell table:formula="oooc:=([.$B$5])*[.A49]+[.$B$5]" office:value-type="float" office:value="42000">
            <text:p>42000</text:p>
          </table:table-cell>
          <table:table-cell table:formula="oooc:=[.$C$8]*0.5+([.$C$8]*0.2*[.A50]^2)" office:value-type="float" office:value="353300">
            <text:p>353300</text:p>
          </table:table-cell>
          <table:table-cell table:formula="oooc:=[.B50]-[.D50]" office:value-type="float" office:value="1663900">
            <text:p>1663900</text:p>
          </table:table-cell>
          <table:table-cell table:formula="oooc:=[.E50]/[.D50]" office:value-type="float" office:value="4.70959524483442">
            <text:p>4,71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table:formula="oooc:=[.$A$5]*([.A50]^2)" office:value-type="float" office:value="2116800">
            <text:p>2116800</text:p>
          </table:table-cell>
          <table:table-cell table:formula="oooc:=([.$B$5])*[.A50]+[.$B$5]" office:value-type="float" office:value="43000">
            <text:p>43000</text:p>
          </table:table-cell>
          <table:table-cell table:formula="oooc:=[.$C$8]*0.5+([.$C$8]*0.2*[.A51]^2)" office:value-type="float" office:value="370300">
            <text:p>370300</text:p>
          </table:table-cell>
          <table:table-cell table:formula="oooc:=[.B51]-[.D51]" office:value-type="float" office:value="1746500">
            <text:p>1746500</text:p>
          </table:table-cell>
          <table:table-cell table:formula="oooc:=[.E51]/[.D51]" office:value-type="float" office:value="4.71644612476371">
            <text:p>4,72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table:formula="oooc:=[.$A$5]*([.A51]^2)" office:value-type="float" office:value="2218800">
            <text:p>2218800</text:p>
          </table:table-cell>
          <table:table-cell table:formula="oooc:=([.$B$5])*[.A51]+[.$B$5]" office:value-type="float" office:value="44000">
            <text:p>44000</text:p>
          </table:table-cell>
          <table:table-cell table:formula="oooc:=[.$C$8]*0.5+([.$C$8]*0.2*[.A52]^2)" office:value-type="float" office:value="387700">
            <text:p>387700</text:p>
          </table:table-cell>
          <table:table-cell table:formula="oooc:=[.B52]-[.D52]" office:value-type="float" office:value="1831100">
            <text:p>1831100</text:p>
          </table:table-cell>
          <table:table-cell table:formula="oooc:=[.E52]/[.D52]" office:value-type="float" office:value="4.72298168687129">
            <text:p>4,72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table:formula="oooc:=[.$A$5]*([.A52]^2)" office:value-type="float" office:value="2323200">
            <text:p>2323200</text:p>
          </table:table-cell>
          <table:table-cell table:formula="oooc:=([.$B$5])*[.A52]+[.$B$5]" office:value-type="float" office:value="45000">
            <text:p>45000</text:p>
          </table:table-cell>
          <table:table-cell table:formula="oooc:=[.$C$8]*0.5+([.$C$8]*0.2*[.A53]^2)" office:value-type="float" office:value="405500">
            <text:p>405500</text:p>
          </table:table-cell>
          <table:table-cell table:formula="oooc:=[.B53]-[.D53]" office:value-type="float" office:value="1917700">
            <text:p>1917700</text:p>
          </table:table-cell>
          <table:table-cell table:formula="oooc:=[.E53]/[.D53]" office:value-type="float" office:value="4.72922318125771">
            <text:p>4,73</text:p>
          </table:table-cell>
          <table:table-cell table:number-columns-repeated="4"/>
        </table:table-row>
        <table:table-row table:style-name="ro2">
          <table:table-cell office:value-type="float" office:value="46">
            <text:p>46</text:p>
          </table:table-cell>
          <table:table-cell table:formula="oooc:=[.$A$5]*([.A53]^2)" office:value-type="float" office:value="2430000">
            <text:p>2430000</text:p>
          </table:table-cell>
          <table:table-cell table:formula="oooc:=([.$B$5])*[.A53]+[.$B$5]" office:value-type="float" office:value="46000">
            <text:p>46000</text:p>
          </table:table-cell>
          <table:table-cell table:formula="oooc:=[.$C$8]*0.5+([.$C$8]*0.2*[.A54]^2)" office:value-type="float" office:value="423700">
            <text:p>423700</text:p>
          </table:table-cell>
          <table:table-cell table:formula="oooc:=[.B54]-[.D54]" office:value-type="float" office:value="2006300">
            <text:p>2006300</text:p>
          </table:table-cell>
          <table:table-cell table:formula="oooc:=[.E54]/[.D54]" office:value-type="float" office:value="4.73518999291952">
            <text:p>4,74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table:formula="oooc:=[.$A$5]*([.A54]^2)" office:value-type="float" office:value="2539200">
            <text:p>2539200</text:p>
          </table:table-cell>
          <table:table-cell table:formula="oooc:=([.$B$5])*[.A54]+[.$B$5]" office:value-type="float" office:value="47000">
            <text:p>47000</text:p>
          </table:table-cell>
          <table:table-cell table:formula="oooc:=[.$C$8]*0.5+([.$C$8]*0.2*[.A55]^2)" office:value-type="float" office:value="442300">
            <text:p>442300</text:p>
          </table:table-cell>
          <table:table-cell table:formula="oooc:=[.B55]-[.D55]" office:value-type="float" office:value="2096900">
            <text:p>2096900</text:p>
          </table:table-cell>
          <table:table-cell table:formula="oooc:=[.E55]/[.D55]" office:value-type="float" office:value="4.74089984173638">
            <text:p>4,74</text:p>
          </table:table-cell>
          <table:table-cell table:number-columns-repeated="4"/>
        </table:table-row>
        <table:table-row table:style-name="ro2">
          <table:table-cell office:value-type="float" office:value="48">
            <text:p>48</text:p>
          </table:table-cell>
          <table:table-cell table:formula="oooc:=[.$A$5]*([.A55]^2)" office:value-type="float" office:value="2650800">
            <text:p>2650800</text:p>
          </table:table-cell>
          <table:table-cell table:formula="oooc:=([.$B$5])*[.A55]+[.$B$5]" office:value-type="float" office:value="48000">
            <text:p>48000</text:p>
          </table:table-cell>
          <table:table-cell table:formula="oooc:=[.$C$8]*0.5+([.$C$8]*0.2*[.A56]^2)" office:value-type="float" office:value="461300">
            <text:p>461300</text:p>
          </table:table-cell>
          <table:table-cell table:formula="oooc:=[.B56]-[.D56]" office:value-type="float" office:value="2189500">
            <text:p>2189500</text:p>
          </table:table-cell>
          <table:table-cell table:formula="oooc:=[.E56]/[.D56]" office:value-type="float" office:value="4.7463689572946">
            <text:p>4,75</text:p>
          </table:table-cell>
          <table:table-cell table:number-columns-repeated="4"/>
        </table:table-row>
        <table:table-row table:style-name="ro2">
          <table:table-cell office:value-type="float" office:value="49">
            <text:p>49</text:p>
          </table:table-cell>
          <table:table-cell table:formula="oooc:=[.$A$5]*([.A56]^2)" office:value-type="float" office:value="2764800">
            <text:p>2764800</text:p>
          </table:table-cell>
          <table:table-cell table:formula="oooc:=([.$B$5])*[.A56]+[.$B$5]" office:value-type="float" office:value="49000">
            <text:p>49000</text:p>
          </table:table-cell>
          <table:table-cell table:formula="oooc:=[.$C$8]*0.5+([.$C$8]*0.2*[.A57]^2)" office:value-type="float" office:value="480700">
            <text:p>480700</text:p>
          </table:table-cell>
          <table:table-cell table:formula="oooc:=[.B57]-[.D57]" office:value-type="float" office:value="2284100">
            <text:p>2284100</text:p>
          </table:table-cell>
          <table:table-cell table:formula="oooc:=[.E57]/[.D57]" office:value-type="float" office:value="4.75161223216143">
            <text:p>4,75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table:formula="oooc:=[.$A$5]*([.A57]^2)" office:value-type="float" office:value="2881200">
            <text:p>2881200</text:p>
          </table:table-cell>
          <table:table-cell table:formula="oooc:=([.$B$5])*[.A57]+[.$B$5]" office:value-type="float" office:value="50000">
            <text:p>50000</text:p>
          </table:table-cell>
          <table:table-cell table:formula="oooc:=[.$C$8]*0.5+([.$C$8]*0.2*[.A58]^2)" office:value-type="float" office:value="500500">
            <text:p>500500</text:p>
          </table:table-cell>
          <table:table-cell table:formula="oooc:=[.B58]-[.D58]" office:value-type="float" office:value="2380700">
            <text:p>2380700</text:p>
          </table:table-cell>
          <table:table-cell table:formula="oooc:=[.E58]/[.D58]" office:value-type="float" office:value="4.75664335664336">
            <text:p>4,76</text:p>
          </table:table-cell>
          <table:table-cell table:number-columns-repeated="4"/>
        </table:table-row>
        <table:table-row table:style-name="ro2">
          <table:table-cell office:value-type="float" office:value="51">
            <text:p>51</text:p>
          </table:table-cell>
          <table:table-cell table:formula="oooc:=[.$A$5]*([.A58]^2)" office:value-type="float" office:value="3000000">
            <text:p>3000000</text:p>
          </table:table-cell>
          <table:table-cell table:formula="oooc:=([.$B$5])*[.A58]+[.$B$5]" office:value-type="float" office:value="51000">
            <text:p>51000</text:p>
          </table:table-cell>
          <table:table-cell table:formula="oooc:=[.$C$8]*0.5+([.$C$8]*0.2*[.A59]^2)" office:value-type="float" office:value="520700">
            <text:p>520700</text:p>
          </table:table-cell>
          <table:table-cell table:formula="oooc:=[.B59]-[.D59]" office:value-type="float" office:value="2479300">
            <text:p>2479300</text:p>
          </table:table-cell>
          <table:table-cell table:formula="oooc:=[.E59]/[.D59]" office:value-type="float" office:value="4.76147493758402">
            <text:p>4,76</text:p>
          </table:table-cell>
          <table:table-cell table:number-columns-repeated="4"/>
        </table:table-row>
        <table:table-row table:style-name="ro2">
          <table:table-cell office:value-type="float" office:value="52">
            <text:p>52</text:p>
          </table:table-cell>
          <table:table-cell table:formula="oooc:=[.$A$5]*([.A59]^2)" office:value-type="float" office:value="3121200">
            <text:p>3121200</text:p>
          </table:table-cell>
          <table:table-cell table:formula="oooc:=([.$B$5])*[.A59]+[.$B$5]" office:value-type="float" office:value="52000">
            <text:p>52000</text:p>
          </table:table-cell>
          <table:table-cell table:formula="oooc:=[.$C$8]*0.5+([.$C$8]*0.2*[.A60]^2)" office:value-type="float" office:value="541300">
            <text:p>541300</text:p>
          </table:table-cell>
          <table:table-cell table:formula="oooc:=[.B60]-[.D60]" office:value-type="float" office:value="2579900">
            <text:p>2579900</text:p>
          </table:table-cell>
          <table:table-cell table:formula="oooc:=[.E60]/[.D60]" office:value-type="float" office:value="4.76611860336228">
            <text:p>4,77</text:p>
          </table:table-cell>
          <table:table-cell table:number-columns-repeated="4"/>
        </table:table-row>
        <table:table-row table:style-name="ro2">
          <table:table-cell office:value-type="float" office:value="53">
            <text:p>53</text:p>
          </table:table-cell>
          <table:table-cell table:formula="oooc:=[.$A$5]*([.A60]^2)" office:value-type="float" office:value="3244800">
            <text:p>3244800</text:p>
          </table:table-cell>
          <table:table-cell table:formula="oooc:=([.$B$5])*[.A60]+[.$B$5]" office:value-type="float" office:value="53000">
            <text:p>53000</text:p>
          </table:table-cell>
          <table:table-cell table:formula="oooc:=[.$C$8]*0.5+([.$C$8]*0.2*[.A61]^2)" office:value-type="float" office:value="562300">
            <text:p>562300</text:p>
          </table:table-cell>
          <table:table-cell table:formula="oooc:=[.B61]-[.D61]" office:value-type="float" office:value="2682500">
            <text:p>2682500</text:p>
          </table:table-cell>
          <table:table-cell table:formula="oooc:=[.E61]/[.D61]" office:value-type="float" office:value="4.77058509692335">
            <text:p>4,77</text:p>
          </table:table-cell>
          <table:table-cell table:number-columns-repeated="4"/>
        </table:table-row>
        <table:table-row table:style-name="ro2">
          <table:table-cell office:value-type="float" office:value="54">
            <text:p>54</text:p>
          </table:table-cell>
          <table:table-cell table:formula="oooc:=[.$A$5]*([.A61]^2)" office:value-type="float" office:value="3370800">
            <text:p>3370800</text:p>
          </table:table-cell>
          <table:table-cell table:formula="oooc:=([.$B$5])*[.A61]+[.$B$5]" office:value-type="float" office:value="54000">
            <text:p>54000</text:p>
          </table:table-cell>
          <table:table-cell table:formula="oooc:=[.$C$8]*0.5+([.$C$8]*0.2*[.A62]^2)" office:value-type="float" office:value="583700">
            <text:p>583700</text:p>
          </table:table-cell>
          <table:table-cell table:formula="oooc:=[.B62]-[.D62]" office:value-type="float" office:value="2787100">
            <text:p>2787100</text:p>
          </table:table-cell>
          <table:table-cell table:formula="oooc:=[.E62]/[.D62]" office:value-type="float" office:value="4.77488435840329">
            <text:p>4,77</text:p>
          </table:table-cell>
          <table:table-cell table:number-columns-repeated="4"/>
        </table:table-row>
        <table:table-row table:style-name="ro2">
          <table:table-cell office:value-type="float" office:value="55">
            <text:p>55</text:p>
          </table:table-cell>
          <table:table-cell table:formula="oooc:=[.$A$5]*([.A62]^2)" office:value-type="float" office:value="3499200">
            <text:p>3499200</text:p>
          </table:table-cell>
          <table:table-cell table:formula="oooc:=([.$B$5])*[.A62]+[.$B$5]" office:value-type="float" office:value="55000">
            <text:p>55000</text:p>
          </table:table-cell>
          <table:table-cell table:formula="oooc:=[.$C$8]*0.5+([.$C$8]*0.2*[.A63]^2)" office:value-type="float" office:value="605500">
            <text:p>605500</text:p>
          </table:table-cell>
          <table:table-cell table:formula="oooc:=[.B63]-[.D63]" office:value-type="float" office:value="2893700">
            <text:p>2893700</text:p>
          </table:table-cell>
          <table:table-cell table:formula="oooc:=[.E63]/[.D63]" office:value-type="float" office:value="4.77902559867878">
            <text:p>4,78</text:p>
          </table:table-cell>
          <table:table-cell table:number-columns-repeated="4"/>
        </table:table-row>
        <table:table-row table:style-name="ro2">
          <table:table-cell office:value-type="float" office:value="56">
            <text:p>56</text:p>
          </table:table-cell>
          <table:table-cell table:formula="oooc:=[.$A$5]*([.A63]^2)" office:value-type="float" office:value="3630000">
            <text:p>3630000</text:p>
          </table:table-cell>
          <table:table-cell table:formula="oooc:=([.$B$5])*[.A63]+[.$B$5]" office:value-type="float" office:value="56000">
            <text:p>56000</text:p>
          </table:table-cell>
          <table:table-cell table:formula="oooc:=[.$C$8]*0.5+([.$C$8]*0.2*[.A64]^2)" office:value-type="float" office:value="627700">
            <text:p>627700</text:p>
          </table:table-cell>
          <table:table-cell table:formula="oooc:=[.B64]-[.D64]" office:value-type="float" office:value="3002300">
            <text:p>3002300</text:p>
          </table:table-cell>
          <table:table-cell table:formula="oooc:=[.E64]/[.D64]" office:value-type="float" office:value="4.78301736498327">
            <text:p>4,78</text:p>
          </table:table-cell>
          <table:table-cell table:number-columns-repeated="4"/>
        </table:table-row>
        <table:table-row table:style-name="ro2">
          <table:table-cell office:value-type="float" office:value="57">
            <text:p>57</text:p>
          </table:table-cell>
          <table:table-cell table:formula="oooc:=[.$A$5]*([.A64]^2)" office:value-type="float" office:value="3763200">
            <text:p>3763200</text:p>
          </table:table-cell>
          <table:table-cell table:formula="oooc:=([.$B$5])*[.A64]+[.$B$5]" office:value-type="float" office:value="57000">
            <text:p>57000</text:p>
          </table:table-cell>
          <table:table-cell table:formula="oooc:=[.$C$8]*0.5+([.$C$8]*0.2*[.A65]^2)" office:value-type="float" office:value="650300">
            <text:p>650300</text:p>
          </table:table-cell>
          <table:table-cell table:formula="oooc:=[.B65]-[.D65]" office:value-type="float" office:value="3112900">
            <text:p>3112900</text:p>
          </table:table-cell>
          <table:table-cell table:formula="oooc:=[.E65]/[.D65]" office:value-type="float" office:value="4.78686759956943">
            <text:p>4,79</text:p>
          </table:table-cell>
          <table:table-cell table:number-columns-repeated="4"/>
        </table:table-row>
        <table:table-row table:style-name="ro2">
          <table:table-cell office:value-type="float" office:value="58">
            <text:p>58</text:p>
          </table:table-cell>
          <table:table-cell table:formula="oooc:=[.$A$5]*([.A65]^2)" office:value-type="float" office:value="3898800">
            <text:p>3898800</text:p>
          </table:table-cell>
          <table:table-cell table:formula="oooc:=([.$B$5])*[.A65]+[.$B$5]" office:value-type="float" office:value="58000">
            <text:p>58000</text:p>
          </table:table-cell>
          <table:table-cell table:formula="oooc:=[.$C$8]*0.5+([.$C$8]*0.2*[.A66]^2)" office:value-type="float" office:value="673300">
            <text:p>673300</text:p>
          </table:table-cell>
          <table:table-cell table:formula="oooc:=[.B66]-[.D66]" office:value-type="float" office:value="3225500">
            <text:p>3225500</text:p>
          </table:table-cell>
          <table:table-cell table:formula="oooc:=[.E66]/[.D66]" office:value-type="float" office:value="4.79058369226199">
            <text:p>4,79</text:p>
          </table:table-cell>
          <table:table-cell table:number-columns-repeated="4"/>
        </table:table-row>
        <table:table-row table:style-name="ro2">
          <table:table-cell office:value-type="float" office:value="59">
            <text:p>59</text:p>
          </table:table-cell>
          <table:table-cell table:formula="oooc:=[.$A$5]*([.A66]^2)" office:value-type="float" office:value="4036800">
            <text:p>4036800</text:p>
          </table:table-cell>
          <table:table-cell table:formula="oooc:=([.$B$5])*[.A66]+[.$B$5]" office:value-type="float" office:value="59000">
            <text:p>59000</text:p>
          </table:table-cell>
          <table:table-cell table:formula="oooc:=[.$C$8]*0.5+([.$C$8]*0.2*[.A67]^2)" office:value-type="float" office:value="696700">
            <text:p>696700</text:p>
          </table:table-cell>
          <table:table-cell table:formula="oooc:=[.B67]-[.D67]" office:value-type="float" office:value="3340100">
            <text:p>3340100</text:p>
          </table:table-cell>
          <table:table-cell table:formula="oooc:=[.E67]/[.D67]" office:value-type="float" office:value="4.79417252763026">
            <text:p>4,79</text:p>
          </table:table-cell>
          <table:table-cell table:number-columns-repeated="4"/>
        </table:table-row>
        <table:table-row table:style-name="ro2">
          <table:table-cell office:value-type="float" office:value="60">
            <text:p>60</text:p>
          </table:table-cell>
          <table:table-cell table:formula="oooc:=[.$A$5]*([.A67]^2)" office:value-type="float" office:value="4177200">
            <text:p>4177200</text:p>
          </table:table-cell>
          <table:table-cell table:formula="oooc:=([.$B$5])*[.A67]+[.$B$5]" office:value-type="float" office:value="60000">
            <text:p>60000</text:p>
          </table:table-cell>
          <table:table-cell table:formula="oooc:=[.$C$8]*0.5+([.$C$8]*0.2*[.A68]^2)" office:value-type="float" office:value="720500">
            <text:p>720500</text:p>
          </table:table-cell>
          <table:table-cell table:formula="oooc:=[.B68]-[.D68]" office:value-type="float" office:value="3456700">
            <text:p>3456700</text:p>
          </table:table-cell>
          <table:table-cell table:formula="oooc:=[.E68]/[.D68]" office:value-type="float" office:value="4.79764052741152">
            <text:p>4,8</text:p>
          </table:table-cell>
          <table:table-cell table:number-columns-repeated="4"/>
        </table:table-row>
        <table:table-row table:style-name="ro2">
          <table:table-cell office:value-type="float" office:value="61">
            <text:p>61</text:p>
          </table:table-cell>
          <table:table-cell table:formula="oooc:=[.$A$5]*([.A68]^2)" office:value-type="float" office:value="4320000">
            <text:p>4320000</text:p>
          </table:table-cell>
          <table:table-cell table:formula="oooc:=([.$B$5])*[.A68]+[.$B$5]" office:value-type="float" office:value="61000">
            <text:p>61000</text:p>
          </table:table-cell>
          <table:table-cell table:formula="oooc:=[.$C$8]*0.5+([.$C$8]*0.2*[.A69]^2)" office:value-type="float" office:value="744700">
            <text:p>744700</text:p>
          </table:table-cell>
          <table:table-cell table:formula="oooc:=[.B69]-[.D69]" office:value-type="float" office:value="3575300">
            <text:p>3575300</text:p>
          </table:table-cell>
          <table:table-cell table:formula="oooc:=[.E69]/[.D69]" office:value-type="float" office:value="4.80099368873372">
            <text:p>4,8</text:p>
          </table:table-cell>
          <table:table-cell table:number-columns-repeated="4"/>
        </table:table-row>
        <table:table-row table:style-name="ro2">
          <table:table-cell office:value-type="float" office:value="62">
            <text:p>62</text:p>
          </table:table-cell>
          <table:table-cell table:formula="oooc:=[.$A$5]*([.A69]^2)" office:value-type="float" office:value="4465200">
            <text:p>4465200</text:p>
          </table:table-cell>
          <table:table-cell table:formula="oooc:=([.$B$5])*[.A69]+[.$B$5]" office:value-type="float" office:value="62000">
            <text:p>62000</text:p>
          </table:table-cell>
          <table:table-cell table:formula="oooc:=[.$C$8]*0.5+([.$C$8]*0.2*[.A70]^2)" office:value-type="float" office:value="769300">
            <text:p>769300</text:p>
          </table:table-cell>
          <table:table-cell table:formula="oooc:=[.B70]-[.D70]" office:value-type="float" office:value="3695900">
            <text:p>3695900</text:p>
          </table:table-cell>
          <table:table-cell table:formula="oooc:=[.E70]/[.D70]" office:value-type="float" office:value="4.80423761861433">
            <text:p>4,8</text:p>
          </table:table-cell>
          <table:table-cell table:number-columns-repeated="4"/>
        </table:table-row>
        <table:table-row table:style-name="ro2">
          <table:table-cell office:value-type="float" office:value="63">
            <text:p>63</text:p>
          </table:table-cell>
          <table:table-cell table:formula="oooc:=[.$A$5]*([.A70]^2)" office:value-type="float" office:value="4612800">
            <text:p>4612800</text:p>
          </table:table-cell>
          <table:table-cell table:formula="oooc:=([.$B$5])*[.A70]+[.$B$5]" office:value-type="float" office:value="63000">
            <text:p>63000</text:p>
          </table:table-cell>
          <table:table-cell table:formula="oooc:=[.$C$8]*0.5+([.$C$8]*0.2*[.A71]^2)" office:value-type="float" office:value="794300">
            <text:p>794300</text:p>
          </table:table-cell>
          <table:table-cell table:formula="oooc:=[.B71]-[.D71]" office:value-type="float" office:value="3818500">
            <text:p>3818500</text:p>
          </table:table-cell>
          <table:table-cell table:formula="oooc:=[.E71]/[.D71]" office:value-type="float" office:value="4.80737756515171">
            <text:p>4,81</text:p>
          </table:table-cell>
          <table:table-cell table:number-columns-repeated="4"/>
        </table:table-row>
        <table:table-row table:style-name="ro2">
          <table:table-cell office:value-type="float" office:value="64">
            <text:p>64</text:p>
          </table:table-cell>
          <table:table-cell table:formula="oooc:=[.$A$5]*([.A71]^2)" office:value-type="float" office:value="4762800">
            <text:p>4762800</text:p>
          </table:table-cell>
          <table:table-cell table:formula="oooc:=([.$B$5])*[.A71]+[.$B$5]" office:value-type="float" office:value="64000">
            <text:p>64000</text:p>
          </table:table-cell>
          <table:table-cell table:formula="oooc:=[.$C$8]*0.5+([.$C$8]*0.2*[.A72]^2)" office:value-type="float" office:value="819700">
            <text:p>819700</text:p>
          </table:table-cell>
          <table:table-cell table:formula="oooc:=[.B72]-[.D72]" office:value-type="float" office:value="3943100">
            <text:p>3943100</text:p>
          </table:table-cell>
          <table:table-cell table:formula="oooc:=[.E72]/[.D72]" office:value-type="float" office:value="4.81041844577284">
            <text:p>4,81</text:p>
          </table:table-cell>
          <table:table-cell table:number-columns-repeated="4"/>
        </table:table-row>
        <table:table-row table:style-name="ro2">
          <table:table-cell office:value-type="float" office:value="65">
            <text:p>65</text:p>
          </table:table-cell>
          <table:table-cell table:formula="oooc:=[.$A$5]*([.A72]^2)" office:value-type="float" office:value="4915200">
            <text:p>4915200</text:p>
          </table:table-cell>
          <table:table-cell table:formula="oooc:=([.$B$5])*[.A72]+[.$B$5]" office:value-type="float" office:value="65000">
            <text:p>65000</text:p>
          </table:table-cell>
          <table:table-cell table:formula="oooc:=[.$C$8]*0.5+([.$C$8]*0.2*[.A73]^2)" office:value-type="float" office:value="845500">
            <text:p>845500</text:p>
          </table:table-cell>
          <table:table-cell table:formula="oooc:=[.B73]-[.D73]" office:value-type="float" office:value="4069700">
            <text:p>4069700</text:p>
          </table:table-cell>
          <table:table-cell table:formula="oooc:=[.E73]/[.D73]" office:value-type="float" office:value="4.8133648728563">
            <text:p>4,81</text:p>
          </table:table-cell>
          <table:table-cell table:number-columns-repeated="4"/>
        </table:table-row>
        <table:table-row table:style-name="ro2">
          <table:table-cell office:value-type="float" office:value="66">
            <text:p>66</text:p>
          </table:table-cell>
          <table:table-cell table:formula="oooc:=[.$A$5]*([.A73]^2)" office:value-type="float" office:value="5070000">
            <text:p>5070000</text:p>
          </table:table-cell>
          <table:table-cell table:formula="oooc:=([.$B$5])*[.A73]+[.$B$5]" office:value-type="float" office:value="66000">
            <text:p>66000</text:p>
          </table:table-cell>
          <table:table-cell table:formula="oooc:=[.$C$8]*0.5+([.$C$8]*0.2*[.A74]^2)" office:value-type="float" office:value="871700">
            <text:p>871700</text:p>
          </table:table-cell>
          <table:table-cell table:formula="oooc:=[.B74]-[.D74]" office:value-type="float" office:value="4198300">
            <text:p>4198300</text:p>
          </table:table-cell>
          <table:table-cell table:formula="oooc:=[.E74]/[.D74]" office:value-type="float" office:value="4.81622117701044">
            <text:p>4,82</text:p>
          </table:table-cell>
          <table:table-cell table:number-columns-repeated="4"/>
        </table:table-row>
        <table:table-row table:style-name="ro2">
          <table:table-cell office:value-type="float" office:value="67">
            <text:p>67</text:p>
          </table:table-cell>
          <table:table-cell table:formula="oooc:=[.$A$5]*([.A74]^2)" office:value-type="float" office:value="5227200">
            <text:p>5227200</text:p>
          </table:table-cell>
          <table:table-cell table:formula="oooc:=([.$B$5])*[.A74]+[.$B$5]" office:value-type="float" office:value="67000">
            <text:p>67000</text:p>
          </table:table-cell>
          <table:table-cell table:formula="oooc:=[.$C$8]*0.5+([.$C$8]*0.2*[.A75]^2)" office:value-type="float" office:value="898300">
            <text:p>898300</text:p>
          </table:table-cell>
          <table:table-cell table:formula="oooc:=[.B75]-[.D75]" office:value-type="float" office:value="4328900">
            <text:p>4328900</text:p>
          </table:table-cell>
          <table:table-cell table:formula="oooc:=[.E75]/[.D75]" office:value-type="float" office:value="4.81899142825337">
            <text:p>4,82</text:p>
          </table:table-cell>
          <table:table-cell table:number-columns-repeated="4"/>
        </table:table-row>
        <table:table-row table:style-name="ro2">
          <table:table-cell office:value-type="float" office:value="68">
            <text:p>68</text:p>
          </table:table-cell>
          <table:table-cell table:formula="oooc:=[.$A$5]*([.A75]^2)" office:value-type="float" office:value="5386800">
            <text:p>5386800</text:p>
          </table:table-cell>
          <table:table-cell table:formula="oooc:=([.$B$5])*[.A75]+[.$B$5]" office:value-type="float" office:value="68000">
            <text:p>68000</text:p>
          </table:table-cell>
          <table:table-cell table:formula="oooc:=[.$C$8]*0.5+([.$C$8]*0.2*[.A76]^2)" office:value-type="float" office:value="925300">
            <text:p>925300</text:p>
          </table:table-cell>
          <table:table-cell table:formula="oooc:=[.B76]-[.D76]" office:value-type="float" office:value="4461500">
            <text:p>4461500</text:p>
          </table:table-cell>
          <table:table-cell table:formula="oooc:=[.E76]/[.D76]" office:value-type="float" office:value="4.82167945531179">
            <text:p>4,82</text:p>
          </table:table-cell>
          <table:table-cell table:number-columns-repeated="4"/>
        </table:table-row>
        <table:table-row table:style-name="ro2">
          <table:table-cell office:value-type="float" office:value="69">
            <text:p>69</text:p>
          </table:table-cell>
          <table:table-cell table:formula="oooc:=[.$A$5]*([.A76]^2)" office:value-type="float" office:value="5548800">
            <text:p>5548800</text:p>
          </table:table-cell>
          <table:table-cell table:formula="oooc:=([.$B$5])*[.A76]+[.$B$5]" office:value-type="float" office:value="69000">
            <text:p>69000</text:p>
          </table:table-cell>
          <table:table-cell table:formula="oooc:=[.$C$8]*0.5+([.$C$8]*0.2*[.A77]^2)" office:value-type="float" office:value="952700">
            <text:p>952700</text:p>
          </table:table-cell>
          <table:table-cell table:formula="oooc:=[.B77]-[.D77]" office:value-type="float" office:value="4596100">
            <text:p>4596100</text:p>
          </table:table-cell>
          <table:table-cell table:formula="oooc:=[.E77]/[.D77]" office:value-type="float" office:value="4.82428886323082">
            <text:p>4,82</text:p>
          </table:table-cell>
          <table:table-cell table:number-columns-repeated="4"/>
        </table:table-row>
        <table:table-row table:style-name="ro2">
          <table:table-cell office:value-type="float" office:value="70">
            <text:p>70</text:p>
          </table:table-cell>
          <table:table-cell table:formula="oooc:=[.$A$5]*([.A77]^2)" office:value-type="float" office:value="5713200">
            <text:p>5713200</text:p>
          </table:table-cell>
          <table:table-cell table:formula="oooc:=([.$B$5])*[.A77]+[.$B$5]" office:value-type="float" office:value="70000">
            <text:p>70000</text:p>
          </table:table-cell>
          <table:table-cell table:formula="oooc:=[.$C$8]*0.5+([.$C$8]*0.2*[.A78]^2)" office:value-type="float" office:value="980500">
            <text:p>980500</text:p>
          </table:table-cell>
          <table:table-cell table:formula="oooc:=[.B78]-[.D78]" office:value-type="float" office:value="4732700">
            <text:p>4732700</text:p>
          </table:table-cell>
          <table:table-cell table:formula="oooc:=[.E78]/[.D78]" office:value-type="float" office:value="4.82682304946456">
            <text:p>4,83</text:p>
          </table:table-cell>
          <table:table-cell table:number-columns-repeated="4"/>
        </table:table-row>
        <table:table-row table:style-name="ro2">
          <table:table-cell office:value-type="float" office:value="71">
            <text:p>71</text:p>
          </table:table-cell>
          <table:table-cell table:formula="oooc:=[.$A$5]*([.A78]^2)" office:value-type="float" office:value="5880000">
            <text:p>5880000</text:p>
          </table:table-cell>
          <table:table-cell table:formula="oooc:=([.$B$5])*[.A78]+[.$B$5]" office:value-type="float" office:value="71000">
            <text:p>71000</text:p>
          </table:table-cell>
          <table:table-cell table:formula="oooc:=[.$C$8]*0.5+([.$C$8]*0.2*[.A79]^2)" office:value-type="float" office:value="1008700">
            <text:p>1008700</text:p>
          </table:table-cell>
          <table:table-cell table:formula="oooc:=[.B79]-[.D79]" office:value-type="float" office:value="4871300">
            <text:p>4871300</text:p>
          </table:table-cell>
          <table:table-cell table:formula="oooc:=[.E79]/[.D79]" office:value-type="float" office:value="4.8292852185982">
            <text:p>4,83</text:p>
          </table:table-cell>
          <table:table-cell table:number-columns-repeated="4"/>
        </table:table-row>
        <table:table-row table:style-name="ro2">
          <table:table-cell office:value-type="float" office:value="72">
            <text:p>72</text:p>
          </table:table-cell>
          <table:table-cell table:formula="oooc:=[.$A$5]*([.A79]^2)" office:value-type="float" office:value="6049200">
            <text:p>6049200</text:p>
          </table:table-cell>
          <table:table-cell table:formula="oooc:=([.$B$5])*[.A79]+[.$B$5]" office:value-type="float" office:value="72000">
            <text:p>72000</text:p>
          </table:table-cell>
          <table:table-cell table:formula="oooc:=[.$C$8]*0.5+([.$C$8]*0.2*[.A80]^2)" office:value-type="float" office:value="1037300">
            <text:p>1037300</text:p>
          </table:table-cell>
          <table:table-cell table:formula="oooc:=[.B80]-[.D80]" office:value-type="float" office:value="5011900">
            <text:p>5011900</text:p>
          </table:table-cell>
          <table:table-cell table:formula="oooc:=[.E80]/[.D80]" office:value-type="float" office:value="4.83167839583534">
            <text:p>4,83</text:p>
          </table:table-cell>
          <table:table-cell table:number-columns-repeated="4"/>
        </table:table-row>
        <table:table-row table:style-name="ro2">
          <table:table-cell office:value-type="float" office:value="73">
            <text:p>73</text:p>
          </table:table-cell>
          <table:table-cell table:formula="oooc:=[.$A$5]*([.A80]^2)" office:value-type="float" office:value="6220800">
            <text:p>6220800</text:p>
          </table:table-cell>
          <table:table-cell table:formula="oooc:=([.$B$5])*[.A80]+[.$B$5]" office:value-type="float" office:value="73000">
            <text:p>73000</text:p>
          </table:table-cell>
          <table:table-cell table:formula="oooc:=[.$C$8]*0.5+([.$C$8]*0.2*[.A81]^2)" office:value-type="float" office:value="1066300">
            <text:p>1066300</text:p>
          </table:table-cell>
          <table:table-cell table:formula="oooc:=[.B81]-[.D81]" office:value-type="float" office:value="5154500">
            <text:p>5154500</text:p>
          </table:table-cell>
          <table:table-cell table:formula="oooc:=[.E81]/[.D81]" office:value-type="float" office:value="4.83400543936978">
            <text:p>4,83</text:p>
          </table:table-cell>
          <table:table-cell table:number-columns-repeated="4"/>
        </table:table-row>
        <table:table-row table:style-name="ro2">
          <table:table-cell office:value-type="float" office:value="74">
            <text:p>74</text:p>
          </table:table-cell>
          <table:table-cell table:formula="oooc:=[.$A$5]*([.A81]^2)" office:value-type="float" office:value="6394800">
            <text:p>6394800</text:p>
          </table:table-cell>
          <table:table-cell table:formula="oooc:=([.$B$5])*[.A81]+[.$B$5]" office:value-type="float" office:value="74000">
            <text:p>74000</text:p>
          </table:table-cell>
          <table:table-cell table:formula="oooc:=[.$C$8]*0.5+([.$C$8]*0.2*[.A82]^2)" office:value-type="float" office:value="1095700">
            <text:p>1095700</text:p>
          </table:table-cell>
          <table:table-cell table:formula="oooc:=[.B82]-[.D82]" office:value-type="float" office:value="5299100">
            <text:p>5299100</text:p>
          </table:table-cell>
          <table:table-cell table:formula="oooc:=[.E82]/[.D82]" office:value-type="float" office:value="4.83626905174774">
            <text:p>4,84</text:p>
          </table:table-cell>
          <table:table-cell table:number-columns-repeated="4"/>
        </table:table-row>
        <table:table-row table:style-name="ro2">
          <table:table-cell office:value-type="float" office:value="75">
            <text:p>75</text:p>
          </table:table-cell>
          <table:table-cell table:formula="oooc:=[.$A$5]*([.A82]^2)" office:value-type="float" office:value="6571200">
            <text:p>6571200</text:p>
          </table:table-cell>
          <table:table-cell table:formula="oooc:=([.$B$5])*[.A82]+[.$B$5]" office:value-type="float" office:value="75000">
            <text:p>75000</text:p>
          </table:table-cell>
          <table:table-cell table:formula="oooc:=[.$C$8]*0.5+([.$C$8]*0.2*[.A83]^2)" office:value-type="float" office:value="1125500">
            <text:p>1125500</text:p>
          </table:table-cell>
          <table:table-cell table:formula="oooc:=[.B83]-[.D83]" office:value-type="float" office:value="5445700">
            <text:p>5445700</text:p>
          </table:table-cell>
          <table:table-cell table:formula="oooc:=[.E83]/[.D83]" office:value-type="float" office:value="4.83847179031542">
            <text:p>4,84</text:p>
          </table:table-cell>
          <table:table-cell table:number-columns-repeated="4"/>
        </table:table-row>
        <table:table-row table:style-name="ro2">
          <table:table-cell office:value-type="float" office:value="76">
            <text:p>76</text:p>
          </table:table-cell>
          <table:table-cell table:formula="oooc:=[.$A$5]*([.A83]^2)" office:value-type="float" office:value="6750000">
            <text:p>6750000</text:p>
          </table:table-cell>
          <table:table-cell table:formula="oooc:=([.$B$5])*[.A83]+[.$B$5]" office:value-type="float" office:value="76000">
            <text:p>76000</text:p>
          </table:table-cell>
          <table:table-cell table:formula="oooc:=[.$C$8]*0.5+([.$C$8]*0.2*[.A84]^2)" office:value-type="float" office:value="1155700">
            <text:p>1155700</text:p>
          </table:table-cell>
          <table:table-cell table:formula="oooc:=[.B84]-[.D84]" office:value-type="float" office:value="5594300">
            <text:p>5594300</text:p>
          </table:table-cell>
          <table:table-cell table:formula="oooc:=[.E84]/[.D84]" office:value-type="float" office:value="4.84061607683655">
            <text:p>4,84</text:p>
          </table:table-cell>
          <table:table-cell table:number-columns-repeated="4"/>
        </table:table-row>
        <table:table-row table:style-name="ro2">
          <table:table-cell office:value-type="float" office:value="77">
            <text:p>77</text:p>
          </table:table-cell>
          <table:table-cell table:formula="oooc:=[.$A$5]*([.A84]^2)" office:value-type="float" office:value="6931200">
            <text:p>6931200</text:p>
          </table:table-cell>
          <table:table-cell table:formula="oooc:=([.$B$5])*[.A84]+[.$B$5]" office:value-type="float" office:value="77000">
            <text:p>77000</text:p>
          </table:table-cell>
          <table:table-cell table:formula="oooc:=[.$C$8]*0.5+([.$C$8]*0.2*[.A85]^2)" office:value-type="float" office:value="1186300">
            <text:p>1186300</text:p>
          </table:table-cell>
          <table:table-cell table:formula="oooc:=[.B85]-[.D85]" office:value-type="float" office:value="5744900">
            <text:p>5744900</text:p>
          </table:table-cell>
          <table:table-cell table:formula="oooc:=[.E85]/[.D85]" office:value-type="float" office:value="4.8427042063559">
            <text:p>4,84</text:p>
          </table:table-cell>
          <table:table-cell table:number-columns-repeated="4"/>
        </table:table-row>
        <table:table-row table:style-name="ro2">
          <table:table-cell office:value-type="float" office:value="78">
            <text:p>78</text:p>
          </table:table-cell>
          <table:table-cell table:formula="oooc:=[.$A$5]*([.A85]^2)" office:value-type="float" office:value="7114800">
            <text:p>7114800</text:p>
          </table:table-cell>
          <table:table-cell table:formula="oooc:=([.$B$5])*[.A85]+[.$B$5]" office:value-type="float" office:value="78000">
            <text:p>78000</text:p>
          </table:table-cell>
          <table:table-cell table:formula="oooc:=[.$C$8]*0.5+([.$C$8]*0.2*[.A86]^2)" office:value-type="float" office:value="1217300">
            <text:p>1217300</text:p>
          </table:table-cell>
          <table:table-cell table:formula="oooc:=[.B86]-[.D86]" office:value-type="float" office:value="5897500">
            <text:p>5897500</text:p>
          </table:table-cell>
          <table:table-cell table:formula="oooc:=[.E86]/[.D86]" office:value-type="float" office:value="4.84473835537665">
            <text:p>4,84</text:p>
          </table:table-cell>
          <table:table-cell table:number-columns-repeated="4"/>
        </table:table-row>
        <table:table-row table:style-name="ro2">
          <table:table-cell office:value-type="float" office:value="79">
            <text:p>79</text:p>
          </table:table-cell>
          <table:table-cell table:formula="oooc:=[.$A$5]*([.A86]^2)" office:value-type="float" office:value="7300800">
            <text:p>7300800</text:p>
          </table:table-cell>
          <table:table-cell table:formula="oooc:=([.$B$5])*[.A86]+[.$B$5]" office:value-type="float" office:value="79000">
            <text:p>79000</text:p>
          </table:table-cell>
          <table:table-cell table:formula="oooc:=[.$C$8]*0.5+([.$C$8]*0.2*[.A87]^2)" office:value-type="float" office:value="1248700">
            <text:p>1248700</text:p>
          </table:table-cell>
          <table:table-cell table:formula="oooc:=[.B87]-[.D87]" office:value-type="float" office:value="6052100">
            <text:p>6052100</text:p>
          </table:table-cell>
          <table:table-cell table:formula="oooc:=[.E87]/[.D87]" office:value-type="float" office:value="4.84672058941299">
            <text:p>4,85</text:p>
          </table:table-cell>
          <table:table-cell table:number-columns-repeated="4"/>
        </table:table-row>
        <table:table-row table:style-name="ro2">
          <table:table-cell office:value-type="float" office:value="80">
            <text:p>80</text:p>
          </table:table-cell>
          <table:table-cell table:formula="oooc:=[.$A$5]*([.A87]^2)" office:value-type="float" office:value="7489200">
            <text:p>7489200</text:p>
          </table:table-cell>
          <table:table-cell table:formula="oooc:=([.$B$5])*[.A87]+[.$B$5]" office:value-type="float" office:value="80000">
            <text:p>80000</text:p>
          </table:table-cell>
          <table:table-cell table:formula="oooc:=[.$C$8]*0.5+([.$C$8]*0.2*[.A88]^2)" office:value-type="float" office:value="1280500">
            <text:p>1280500</text:p>
          </table:table-cell>
          <table:table-cell table:formula="oooc:=[.B88]-[.D88]" office:value-type="float" office:value="6208700">
            <text:p>6208700</text:p>
          </table:table-cell>
          <table:table-cell table:formula="oooc:=[.E88]/[.D88]" office:value-type="float" office:value="4.84865286997267">
            <text:p>4,85</text:p>
          </table:table-cell>
          <table:table-cell table:number-columns-repeated="4"/>
        </table:table-row>
        <table:table-row table:style-name="ro2">
          <table:table-cell office:value-type="float" office:value="81">
            <text:p>81</text:p>
          </table:table-cell>
          <table:table-cell table:formula="oooc:=[.$A$5]*([.A88]^2)" office:value-type="float" office:value="7680000">
            <text:p>7680000</text:p>
          </table:table-cell>
          <table:table-cell table:formula="oooc:=([.$B$5])*[.A88]+[.$B$5]" office:value-type="float" office:value="81000">
            <text:p>81000</text:p>
          </table:table-cell>
          <table:table-cell table:formula="oooc:=[.$C$8]*0.5+([.$C$8]*0.2*[.A89]^2)" office:value-type="float" office:value="1312700">
            <text:p>1312700</text:p>
          </table:table-cell>
          <table:table-cell table:formula="oooc:=[.B89]-[.D89]" office:value-type="float" office:value="6367300">
            <text:p>6367300</text:p>
          </table:table-cell>
          <table:table-cell table:formula="oooc:=[.E89]/[.D89]" office:value-type="float" office:value="4.85053706101927">
            <text:p>4,85</text:p>
          </table:table-cell>
          <table:table-cell table:number-columns-repeated="4"/>
        </table:table-row>
        <table:table-row table:style-name="ro2">
          <table:table-cell office:value-type="float" office:value="82">
            <text:p>82</text:p>
          </table:table-cell>
          <table:table-cell table:formula="oooc:=[.$A$5]*([.A89]^2)" office:value-type="float" office:value="7873200">
            <text:p>7873200</text:p>
          </table:table-cell>
          <table:table-cell table:formula="oooc:=([.$B$5])*[.A89]+[.$B$5]" office:value-type="float" office:value="82000">
            <text:p>82000</text:p>
          </table:table-cell>
          <table:table-cell table:formula="oooc:=[.$C$8]*0.5+([.$C$8]*0.2*[.A90]^2)" office:value-type="float" office:value="1345300">
            <text:p>1345300</text:p>
          </table:table-cell>
          <table:table-cell table:formula="oooc:=[.B90]-[.D90]" office:value-type="float" office:value="6527900">
            <text:p>6527900</text:p>
          </table:table-cell>
          <table:table-cell table:formula="oooc:=[.E90]/[.D90]" office:value-type="float" office:value="4.85237493495875">
            <text:p>4,85</text:p>
          </table:table-cell>
          <table:table-cell table:number-columns-repeated="4"/>
        </table:table-row>
        <table:table-row table:style-name="ro2">
          <table:table-cell office:value-type="float" office:value="83">
            <text:p>83</text:p>
          </table:table-cell>
          <table:table-cell table:formula="oooc:=[.$A$5]*([.A90]^2)" office:value-type="float" office:value="8068800">
            <text:p>8068800</text:p>
          </table:table-cell>
          <table:table-cell table:formula="oooc:=([.$B$5])*[.A90]+[.$B$5]" office:value-type="float" office:value="83000">
            <text:p>83000</text:p>
          </table:table-cell>
          <table:table-cell table:formula="oooc:=[.$C$8]*0.5+([.$C$8]*0.2*[.A91]^2)" office:value-type="float" office:value="1378300">
            <text:p>1378300</text:p>
          </table:table-cell>
          <table:table-cell table:formula="oooc:=[.B91]-[.D91]" office:value-type="float" office:value="6690500">
            <text:p>6690500</text:p>
          </table:table-cell>
          <table:table-cell table:formula="oooc:=[.E91]/[.D91]" office:value-type="float" office:value="4.85416817819052">
            <text:p>4,85</text:p>
          </table:table-cell>
          <table:table-cell table:number-columns-repeated="4"/>
        </table:table-row>
        <table:table-row table:style-name="ro2">
          <table:table-cell office:value-type="float" office:value="84">
            <text:p>84</text:p>
          </table:table-cell>
          <table:table-cell table:formula="oooc:=[.$A$5]*([.A91]^2)" office:value-type="float" office:value="8266800">
            <text:p>8266800</text:p>
          </table:table-cell>
          <table:table-cell table:formula="oooc:=([.$B$5])*[.A91]+[.$B$5]" office:value-type="float" office:value="84000">
            <text:p>84000</text:p>
          </table:table-cell>
          <table:table-cell table:formula="oooc:=[.$C$8]*0.5+([.$C$8]*0.2*[.A92]^2)" office:value-type="float" office:value="1411700">
            <text:p>1411700</text:p>
          </table:table-cell>
          <table:table-cell table:formula="oooc:=[.B92]-[.D92]" office:value-type="float" office:value="6855100">
            <text:p>6855100</text:p>
          </table:table-cell>
          <table:table-cell table:formula="oooc:=[.E92]/[.D92]" office:value-type="float" office:value="4.85591839625983">
            <text:p>4,86</text:p>
          </table:table-cell>
          <table:table-cell table:number-columns-repeated="4"/>
        </table:table-row>
        <table:table-row table:style-name="ro2">
          <table:table-cell office:value-type="float" office:value="85">
            <text:p>85</text:p>
          </table:table-cell>
          <table:table-cell table:formula="oooc:=[.$A$5]*([.A92]^2)" office:value-type="float" office:value="8467200">
            <text:p>8467200</text:p>
          </table:table-cell>
          <table:table-cell table:formula="oooc:=([.$B$5])*[.A92]+[.$B$5]" office:value-type="float" office:value="85000">
            <text:p>85000</text:p>
          </table:table-cell>
          <table:table-cell table:formula="oooc:=[.$C$8]*0.5+([.$C$8]*0.2*[.A93]^2)" office:value-type="float" office:value="1445500">
            <text:p>1445500</text:p>
          </table:table-cell>
          <table:table-cell table:formula="oooc:=[.B93]-[.D93]" office:value-type="float" office:value="7021700">
            <text:p>7021700</text:p>
          </table:table-cell>
          <table:table-cell table:formula="oooc:=[.E93]/[.D93]" office:value-type="float" office:value="4.85762711864407">
            <text:p>4,86</text:p>
          </table:table-cell>
          <table:table-cell table:number-columns-repeated="4"/>
        </table:table-row>
        <table:table-row table:style-name="ro2">
          <table:table-cell office:value-type="float" office:value="86">
            <text:p>86</text:p>
          </table:table-cell>
          <table:table-cell table:formula="oooc:=[.$A$5]*([.A93]^2)" office:value-type="float" office:value="8670000">
            <text:p>8670000</text:p>
          </table:table-cell>
          <table:table-cell table:formula="oooc:=([.$B$5])*[.A93]+[.$B$5]" office:value-type="float" office:value="86000">
            <text:p>86000</text:p>
          </table:table-cell>
          <table:table-cell table:formula="oooc:=[.$C$8]*0.5+([.$C$8]*0.2*[.A94]^2)" office:value-type="float" office:value="1479700">
            <text:p>1479700</text:p>
          </table:table-cell>
          <table:table-cell table:formula="oooc:=[.B94]-[.D94]" office:value-type="float" office:value="7190300">
            <text:p>7190300</text:p>
          </table:table-cell>
          <table:table-cell table:formula="oooc:=[.E94]/[.D94]" office:value-type="float" office:value="4.85929580320335">
            <text:p>4,86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table:formula="oooc:=[.$A$5]*([.A94]^2)" office:value-type="float" office:value="8875200">
            <text:p>8875200</text:p>
          </table:table-cell>
          <table:table-cell table:formula="oooc:=([.$B$5])*[.A94]+[.$B$5]" office:value-type="float" office:value="87000">
            <text:p>87000</text:p>
          </table:table-cell>
          <table:table-cell table:formula="oooc:=[.$C$8]*0.5+([.$C$8]*0.2*[.A95]^2)" office:value-type="float" office:value="1514300">
            <text:p>1514300</text:p>
          </table:table-cell>
          <table:table-cell table:formula="oooc:=[.B95]-[.D95]" office:value-type="float" office:value="7360900">
            <text:p>7360900</text:p>
          </table:table-cell>
          <table:table-cell table:formula="oooc:=[.E95]/[.D95]" office:value-type="float" office:value="4.86092584032226">
            <text:p>4,86</text:p>
          </table:table-cell>
          <table:table-cell table:number-columns-repeated="4"/>
        </table:table-row>
        <table:table-row table:style-name="ro2">
          <table:table-cell office:value-type="float" office:value="88">
            <text:p>88</text:p>
          </table:table-cell>
          <table:table-cell table:formula="oooc:=[.$A$5]*([.A95]^2)" office:value-type="float" office:value="9082800">
            <text:p>9082800</text:p>
          </table:table-cell>
          <table:table-cell table:formula="oooc:=([.$B$5])*[.A95]+[.$B$5]" office:value-type="float" office:value="88000">
            <text:p>88000</text:p>
          </table:table-cell>
          <table:table-cell table:formula="oooc:=[.$C$8]*0.5+([.$C$8]*0.2*[.A96]^2)" office:value-type="float" office:value="1549300">
            <text:p>1549300</text:p>
          </table:table-cell>
          <table:table-cell table:formula="oooc:=[.B96]-[.D96]" office:value-type="float" office:value="7533500">
            <text:p>7533500</text:p>
          </table:table-cell>
          <table:table-cell table:formula="oooc:=[.E96]/[.D96]" office:value-type="float" office:value="4.86251855676757">
            <text:p>4,86</text:p>
          </table:table-cell>
          <table:table-cell table:number-columns-repeated="4"/>
        </table:table-row>
        <table:table-row table:style-name="ro2">
          <table:table-cell office:value-type="float" office:value="89">
            <text:p>89</text:p>
          </table:table-cell>
          <table:table-cell table:formula="oooc:=[.$A$5]*([.A96]^2)" office:value-type="float" office:value="9292800">
            <text:p>9292800</text:p>
          </table:table-cell>
          <table:table-cell table:formula="oooc:=([.$B$5])*[.A96]+[.$B$5]" office:value-type="float" office:value="89000">
            <text:p>89000</text:p>
          </table:table-cell>
          <table:table-cell table:formula="oooc:=[.$C$8]*0.5+([.$C$8]*0.2*[.A97]^2)" office:value-type="float" office:value="1584700">
            <text:p>1584700</text:p>
          </table:table-cell>
          <table:table-cell table:formula="oooc:=[.B97]-[.D97]" office:value-type="float" office:value="7708100">
            <text:p>7708100</text:p>
          </table:table-cell>
          <table:table-cell table:formula="oooc:=[.E97]/[.D97]" office:value-type="float" office:value="4.86407521928441">
            <text:p>4,86</text:p>
          </table:table-cell>
          <table:table-cell table:number-columns-repeated="4"/>
        </table:table-row>
        <table:table-row table:style-name="ro2">
          <table:table-cell office:value-type="float" office:value="90">
            <text:p>90</text:p>
          </table:table-cell>
          <table:table-cell table:formula="oooc:=[.$A$5]*([.A97]^2)" office:value-type="float" office:value="9505200">
            <text:p>9505200</text:p>
          </table:table-cell>
          <table:table-cell table:formula="oooc:=([.$B$5])*[.A97]+[.$B$5]" office:value-type="float" office:value="90000">
            <text:p>90000</text:p>
          </table:table-cell>
          <table:table-cell table:formula="oooc:=[.$C$8]*0.5+([.$C$8]*0.2*[.A98]^2)" office:value-type="float" office:value="1620500">
            <text:p>1620500</text:p>
          </table:table-cell>
          <table:table-cell table:formula="oooc:=[.B98]-[.D98]" office:value-type="float" office:value="7884700">
            <text:p>7884700</text:p>
          </table:table-cell>
          <table:table-cell table:formula="oooc:=[.E98]/[.D98]" office:value-type="float" office:value="4.86559703795125">
            <text:p>4,87</text:p>
          </table:table-cell>
          <table:table-cell table:number-columns-repeated="4"/>
        </table:table-row>
        <table:table-row table:style-name="ro2">
          <table:table-cell office:value-type="float" office:value="91">
            <text:p>91</text:p>
          </table:table-cell>
          <table:table-cell table:formula="oooc:=[.$A$5]*([.A98]^2)" office:value-type="float" office:value="9720000">
            <text:p>9720000</text:p>
          </table:table-cell>
          <table:table-cell table:formula="oooc:=([.$B$5])*[.A98]+[.$B$5]" office:value-type="float" office:value="91000">
            <text:p>91000</text:p>
          </table:table-cell>
          <table:table-cell table:formula="oooc:=[.$C$8]*0.5+([.$C$8]*0.2*[.A99]^2)" office:value-type="float" office:value="1656700">
            <text:p>1656700</text:p>
          </table:table-cell>
          <table:table-cell table:formula="oooc:=[.B99]-[.D99]" office:value-type="float" office:value="8063300">
            <text:p>8063300</text:p>
          </table:table-cell>
          <table:table-cell table:formula="oooc:=[.E99]/[.D99]" office:value-type="float" office:value="4.86708516931249">
            <text:p>4,87</text:p>
          </table:table-cell>
          <table:table-cell table:number-columns-repeated="4"/>
        </table:table-row>
        <table:table-row table:style-name="ro2">
          <table:table-cell office:value-type="float" office:value="92">
            <text:p>92</text:p>
          </table:table-cell>
          <table:table-cell table:formula="oooc:=[.$A$5]*([.A99]^2)" office:value-type="float" office:value="9937200">
            <text:p>9937200</text:p>
          </table:table-cell>
          <table:table-cell table:formula="oooc:=([.$B$5])*[.A99]+[.$B$5]" office:value-type="float" office:value="92000">
            <text:p>92000</text:p>
          </table:table-cell>
          <table:table-cell table:formula="oooc:=[.$C$8]*0.5+([.$C$8]*0.2*[.A100]^2)" office:value-type="float" office:value="1693300">
            <text:p>1693300</text:p>
          </table:table-cell>
          <table:table-cell table:formula="oooc:=[.B100]-[.D100]" office:value-type="float" office:value="8243900">
            <text:p>8243900</text:p>
          </table:table-cell>
          <table:table-cell table:formula="oooc:=[.E100]/[.D100]" office:value-type="float" office:value="4.8685407193055">
            <text:p>4,87</text:p>
          </table:table-cell>
          <table:table-cell table:number-columns-repeated="4"/>
        </table:table-row>
        <table:table-row table:style-name="ro2">
          <table:table-cell office:value-type="float" office:value="93">
            <text:p>93</text:p>
          </table:table-cell>
          <table:table-cell table:formula="oooc:=[.$A$5]*([.A100]^2)" office:value-type="float" office:value="10156800">
            <text:p>10156800</text:p>
          </table:table-cell>
          <table:table-cell table:formula="oooc:=([.$B$5])*[.A100]+[.$B$5]" office:value-type="float" office:value="93000">
            <text:p>93000</text:p>
          </table:table-cell>
          <table:table-cell table:formula="oooc:=[.$C$8]*0.5+([.$C$8]*0.2*[.A101]^2)" office:value-type="float" office:value="1730300">
            <text:p>1730300</text:p>
          </table:table-cell>
          <table:table-cell table:formula="oooc:=[.B101]-[.D101]" office:value-type="float" office:value="8426500">
            <text:p>8426500</text:p>
          </table:table-cell>
          <table:table-cell table:formula="oooc:=[.E101]/[.D101]" office:value-type="float" office:value="4.8699647459978">
            <text:p>4,87</text:p>
          </table:table-cell>
          <table:table-cell table:number-columns-repeated="4"/>
        </table:table-row>
        <table:table-row table:style-name="ro2">
          <table:table-cell office:value-type="float" office:value="94">
            <text:p>94</text:p>
          </table:table-cell>
          <table:table-cell table:formula="oooc:=[.$A$5]*([.A101]^2)" office:value-type="float" office:value="10378800">
            <text:p>10378800</text:p>
          </table:table-cell>
          <table:table-cell table:formula="oooc:=([.$B$5])*[.A101]+[.$B$5]" office:value-type="float" office:value="94000">
            <text:p>94000</text:p>
          </table:table-cell>
          <table:table-cell table:formula="oooc:=[.$C$8]*0.5+([.$C$8]*0.2*[.A102]^2)" office:value-type="float" office:value="1767700">
            <text:p>1767700</text:p>
          </table:table-cell>
          <table:table-cell table:formula="oooc:=[.B102]-[.D102]" office:value-type="float" office:value="8611100">
            <text:p>8611100</text:p>
          </table:table-cell>
          <table:table-cell table:formula="oooc:=[.E102]/[.D102]" office:value-type="float" office:value="4.87135826214855">
            <text:p>4,87</text:p>
          </table:table-cell>
          <table:table-cell table:number-columns-repeated="4"/>
        </table:table-row>
        <table:table-row table:style-name="ro2">
          <table:table-cell office:value-type="float" office:value="95">
            <text:p>95</text:p>
          </table:table-cell>
          <table:table-cell table:formula="oooc:=[.$A$5]*([.A102]^2)" office:value-type="float" office:value="10603200">
            <text:p>10603200</text:p>
          </table:table-cell>
          <table:table-cell table:formula="oooc:=([.$B$5])*[.A102]+[.$B$5]" office:value-type="float" office:value="95000">
            <text:p>95000</text:p>
          </table:table-cell>
          <table:table-cell table:formula="oooc:=[.$C$8]*0.5+([.$C$8]*0.2*[.A103]^2)" office:value-type="float" office:value="1805500">
            <text:p>1805500</text:p>
          </table:table-cell>
          <table:table-cell table:formula="oooc:=[.B103]-[.D103]" office:value-type="float" office:value="8797700">
            <text:p>8797700</text:p>
          </table:table-cell>
          <table:table-cell table:formula="oooc:=[.E103]/[.D103]" office:value-type="float" office:value="4.87272223760731">
            <text:p>4,87</text:p>
          </table:table-cell>
          <table:table-cell table:number-columns-repeated="4"/>
        </table:table-row>
        <table:table-row table:style-name="ro2">
          <table:table-cell office:value-type="float" office:value="96">
            <text:p>96</text:p>
          </table:table-cell>
          <table:table-cell table:formula="oooc:=[.$A$5]*([.A103]^2)" office:value-type="float" office:value="10830000">
            <text:p>10830000</text:p>
          </table:table-cell>
          <table:table-cell table:formula="oooc:=([.$B$5])*[.A103]+[.$B$5]" office:value-type="float" office:value="96000">
            <text:p>96000</text:p>
          </table:table-cell>
          <table:table-cell table:formula="oooc:=[.$C$8]*0.5+([.$C$8]*0.2*[.A104]^2)" office:value-type="float" office:value="1843700">
            <text:p>1843700</text:p>
          </table:table-cell>
          <table:table-cell table:formula="oooc:=[.B104]-[.D104]" office:value-type="float" office:value="8986300">
            <text:p>8986300</text:p>
          </table:table-cell>
          <table:table-cell table:formula="oooc:=[.E104]/[.D104]" office:value-type="float" office:value="4.87405760156208">
            <text:p>4,87</text:p>
          </table:table-cell>
          <table:table-cell table:number-columns-repeated="4"/>
        </table:table-row>
        <table:table-row table:style-name="ro2">
          <table:table-cell office:value-type="float" office:value="97">
            <text:p>97</text:p>
          </table:table-cell>
          <table:table-cell table:formula="oooc:=[.$A$5]*([.A104]^2)" office:value-type="float" office:value="11059200">
            <text:p>11059200</text:p>
          </table:table-cell>
          <table:table-cell table:formula="oooc:=([.$B$5])*[.A104]+[.$B$5]" office:value-type="float" office:value="97000">
            <text:p>97000</text:p>
          </table:table-cell>
          <table:table-cell table:formula="oooc:=[.$C$8]*0.5+([.$C$8]*0.2*[.A105]^2)" office:value-type="float" office:value="1882300">
            <text:p>1882300</text:p>
          </table:table-cell>
          <table:table-cell table:formula="oooc:=[.B105]-[.D105]" office:value-type="float" office:value="9176900">
            <text:p>9176900</text:p>
          </table:table-cell>
          <table:table-cell table:formula="oooc:=[.E105]/[.D105]" office:value-type="float" office:value="4.87536524464751">
            <text:p>4,88</text:p>
          </table:table-cell>
          <table:table-cell table:number-columns-repeated="4"/>
        </table:table-row>
        <table:table-row table:style-name="ro2">
          <table:table-cell office:value-type="float" office:value="98">
            <text:p>98</text:p>
          </table:table-cell>
          <table:table-cell table:formula="oooc:=[.$A$5]*([.A105]^2)" office:value-type="float" office:value="11290800">
            <text:p>11290800</text:p>
          </table:table-cell>
          <table:table-cell table:formula="oooc:=([.$B$5])*[.A105]+[.$B$5]" office:value-type="float" office:value="98000">
            <text:p>98000</text:p>
          </table:table-cell>
          <table:table-cell table:formula="oooc:=[.$C$8]*0.5+([.$C$8]*0.2*[.A106]^2)" office:value-type="float" office:value="1921300">
            <text:p>1921300</text:p>
          </table:table-cell>
          <table:table-cell table:formula="oooc:=[.B106]-[.D106]" office:value-type="float" office:value="9369500">
            <text:p>9369500</text:p>
          </table:table-cell>
          <table:table-cell table:formula="oooc:=[.E106]/[.D106]" office:value-type="float" office:value="4.87664602092333">
            <text:p>4,88</text:p>
          </table:table-cell>
          <table:table-cell table:number-columns-repeated="4"/>
        </table:table-row>
        <table:table-row table:style-name="ro2">
          <table:table-cell office:value-type="float" office:value="99">
            <text:p>99</text:p>
          </table:table-cell>
          <table:table-cell table:formula="oooc:=[.$A$5]*([.A106]^2)" office:value-type="float" office:value="11524800">
            <text:p>11524800</text:p>
          </table:table-cell>
          <table:table-cell table:formula="oooc:=([.$B$5])*[.A106]+[.$B$5]" office:value-type="float" office:value="99000">
            <text:p>99000</text:p>
          </table:table-cell>
          <table:table-cell table:formula="oooc:=[.$C$8]*0.5+([.$C$8]*0.2*[.A107]^2)" office:value-type="float" office:value="1960700">
            <text:p>1960700</text:p>
          </table:table-cell>
          <table:table-cell table:formula="oooc:=[.B107]-[.D107]" office:value-type="float" office:value="9564100">
            <text:p>9564100</text:p>
          </table:table-cell>
          <table:table-cell table:formula="oooc:=[.E107]/[.D107]" office:value-type="float" office:value="4.87790074973224">
            <text:p>4,88</text:p>
          </table:table-cell>
          <table:table-cell table:number-columns-repeated="4"/>
        </table:table-row>
        <table:table-row table:style-name="ro2">
          <table:table-cell office:value-type="float" office:value="100">
            <text:p>100</text:p>
          </table:table-cell>
          <table:table-cell table:formula="oooc:=[.$A$5]*([.A107]^2)" office:value-type="float" office:value="11761200">
            <text:p>11761200</text:p>
          </table:table-cell>
          <table:table-cell table:formula="oooc:=([.$B$5])*[.A107]+[.$B$5]" office:value-type="float" office:value="100000">
            <text:p>100000</text:p>
          </table:table-cell>
          <table:table-cell table:formula="oooc:=[.$C$8]*0.5+([.$C$8]*0.2*[.A108]^2)" office:value-type="float" office:value="2000500">
            <text:p>2000500</text:p>
          </table:table-cell>
          <table:table-cell table:formula="oooc:=[.B108]-[.D108]" office:value-type="float" office:value="9760700">
            <text:p>9760700</text:p>
          </table:table-cell>
          <table:table-cell table:formula="oooc:=[.E108]/[.D108]" office:value-type="float" office:value="4.87913021744564">
            <text:p>4,88</text:p>
          </table:table-cell>
          <table:table-cell table:number-columns-repeated="4"/>
        </table:table-row>
        <table:table-row table:style-name="ro2">
          <table:table-cell office:value-type="float" office:value="101">
            <text:p>101</text:p>
          </table:table-cell>
          <table:table-cell table:formula="oooc:=[.$A$5]*([.A108]^2)" office:value-type="float" office:value="12000000">
            <text:p>12000000</text:p>
          </table:table-cell>
          <table:table-cell table:formula="oooc:=([.$B$5])*[.A108]+[.$B$5]" office:value-type="float" office:value="101000">
            <text:p>101000</text:p>
          </table:table-cell>
          <table:table-cell table:formula="oooc:=[.$C$8]*0.5+([.$C$8]*0.2*[.A109]^2)" office:value-type="float" office:value="2040700">
            <text:p>2040700</text:p>
          </table:table-cell>
          <table:table-cell table:formula="oooc:=[.B109]-[.D109]" office:value-type="float" office:value="9959300">
            <text:p>9959300</text:p>
          </table:table-cell>
          <table:table-cell table:formula="oooc:=[.E109]/[.D109]" office:value-type="float" office:value="4.88033517910521">
            <text:p>4,88</text:p>
          </table:table-cell>
          <table:table-cell table:number-columns-repeated="4"/>
        </table:table-row>
        <table:table-row table:style-name="ro2">
          <table:table-cell office:value-type="float" office:value="102">
            <text:p>102</text:p>
          </table:table-cell>
          <table:table-cell table:formula="oooc:=[.$A$5]*([.A109]^2)" office:value-type="float" office:value="12241200">
            <text:p>12241200</text:p>
          </table:table-cell>
          <table:table-cell table:formula="oooc:=([.$B$5])*[.A109]+[.$B$5]" office:value-type="float" office:value="102000">
            <text:p>102000</text:p>
          </table:table-cell>
          <table:table-cell table:formula="oooc:=[.$C$8]*0.5+([.$C$8]*0.2*[.A110]^2)" office:value-type="float" office:value="2081300">
            <text:p>2081300</text:p>
          </table:table-cell>
          <table:table-cell table:formula="oooc:=[.B110]-[.D110]" office:value-type="float" office:value="10159900">
            <text:p>10159900</text:p>
          </table:table-cell>
          <table:table-cell table:formula="oooc:=[.E110]/[.D110]" office:value-type="float" office:value="4.88151635996733">
            <text:p>4,88</text:p>
          </table:table-cell>
          <table:table-cell table:number-columns-repeated="4"/>
        </table:table-row>
        <table:table-row table:style-name="ro2">
          <table:table-cell office:value-type="float" office:value="103">
            <text:p>103</text:p>
          </table:table-cell>
          <table:table-cell table:formula="oooc:=[.$A$5]*([.A110]^2)" office:value-type="float" office:value="12484800">
            <text:p>12484800</text:p>
          </table:table-cell>
          <table:table-cell table:formula="oooc:=([.$B$5])*[.A110]+[.$B$5]" office:value-type="float" office:value="103000">
            <text:p>103000</text:p>
          </table:table-cell>
          <table:table-cell table:formula="oooc:=[.$C$8]*0.5+([.$C$8]*0.2*[.A111]^2)" office:value-type="float" office:value="2122300">
            <text:p>2122300</text:p>
          </table:table-cell>
          <table:table-cell table:formula="oooc:=[.B111]-[.D111]" office:value-type="float" office:value="10362500">
            <text:p>10362500</text:p>
          </table:table-cell>
          <table:table-cell table:formula="oooc:=[.E111]/[.D111]" office:value-type="float" office:value="4.88267445695707">
            <text:p>4,88</text:p>
          </table:table-cell>
          <table:table-cell table:number-columns-repeated="4"/>
        </table:table-row>
        <table:table-row table:style-name="ro2">
          <table:table-cell office:value-type="float" office:value="104">
            <text:p>104</text:p>
          </table:table-cell>
          <table:table-cell table:formula="oooc:=[.$A$5]*([.A111]^2)" office:value-type="float" office:value="12730800">
            <text:p>12730800</text:p>
          </table:table-cell>
          <table:table-cell table:formula="oooc:=([.$B$5])*[.A111]+[.$B$5]" office:value-type="float" office:value="104000">
            <text:p>104000</text:p>
          </table:table-cell>
          <table:table-cell table:formula="oooc:=[.$C$8]*0.5+([.$C$8]*0.2*[.A112]^2)" office:value-type="float" office:value="2163700">
            <text:p>2163700</text:p>
          </table:table-cell>
          <table:table-cell table:formula="oooc:=[.B112]-[.D112]" office:value-type="float" office:value="10567100">
            <text:p>10567100</text:p>
          </table:table-cell>
          <table:table-cell table:formula="oooc:=[.E112]/[.D112]" office:value-type="float" office:value="4.8838101400379">
            <text:p>4,88</text:p>
          </table:table-cell>
          <table:table-cell table:number-columns-repeated="4"/>
        </table:table-row>
        <table:table-row table:style-name="ro2">
          <table:table-cell office:value-type="float" office:value="105">
            <text:p>105</text:p>
          </table:table-cell>
          <table:table-cell table:formula="oooc:=[.$A$5]*([.A112]^2)" office:value-type="float" office:value="12979200">
            <text:p>12979200</text:p>
          </table:table-cell>
          <table:table-cell table:formula="oooc:=([.$B$5])*[.A112]+[.$B$5]" office:value-type="float" office:value="105000">
            <text:p>105000</text:p>
          </table:table-cell>
          <table:table-cell table:formula="oooc:=[.$C$8]*0.5+([.$C$8]*0.2*[.A113]^2)" office:value-type="float" office:value="2205500">
            <text:p>2205500</text:p>
          </table:table-cell>
          <table:table-cell table:formula="oooc:=[.B113]-[.D113]" office:value-type="float" office:value="10773700">
            <text:p>10773700</text:p>
          </table:table-cell>
          <table:table-cell table:formula="oooc:=[.E113]/[.D113]" office:value-type="float" office:value="4.88492405350261">
            <text:p>4,88</text:p>
          </table:table-cell>
          <table:table-cell table:number-columns-repeated="4"/>
        </table:table-row>
        <table:table-row table:style-name="ro2">
          <table:table-cell office:value-type="float" office:value="106">
            <text:p>106</text:p>
          </table:table-cell>
          <table:table-cell table:formula="oooc:=[.$A$5]*([.A113]^2)" office:value-type="float" office:value="13230000">
            <text:p>13230000</text:p>
          </table:table-cell>
          <table:table-cell table:formula="oooc:=([.$B$5])*[.A113]+[.$B$5]" office:value-type="float" office:value="106000">
            <text:p>106000</text:p>
          </table:table-cell>
          <table:table-cell table:formula="oooc:=[.$C$8]*0.5+([.$C$8]*0.2*[.A114]^2)" office:value-type="float" office:value="2247700">
            <text:p>2247700</text:p>
          </table:table-cell>
          <table:table-cell table:formula="oooc:=[.B114]-[.D114]" office:value-type="float" office:value="10982300">
            <text:p>10982300</text:p>
          </table:table-cell>
          <table:table-cell table:formula="oooc:=[.E114]/[.D114]" office:value-type="float" office:value="4.88601681719091">
            <text:p>4,89</text:p>
          </table:table-cell>
          <table:table-cell table:number-columns-repeated="4"/>
        </table:table-row>
        <table:table-row table:style-name="ro2">
          <table:table-cell office:value-type="float" office:value="107">
            <text:p>107</text:p>
          </table:table-cell>
          <table:table-cell table:formula="oooc:=[.$A$5]*([.A114]^2)" office:value-type="float" office:value="13483200">
            <text:p>13483200</text:p>
          </table:table-cell>
          <table:table-cell table:formula="oooc:=([.$B$5])*[.A114]+[.$B$5]" office:value-type="float" office:value="107000">
            <text:p>107000</text:p>
          </table:table-cell>
          <table:table-cell table:formula="oooc:=[.$C$8]*0.5+([.$C$8]*0.2*[.A115]^2)" office:value-type="float" office:value="2290300">
            <text:p>2290300</text:p>
          </table:table-cell>
          <table:table-cell table:formula="oooc:=[.B115]-[.D115]" office:value-type="float" office:value="11192900">
            <text:p>11192900</text:p>
          </table:table-cell>
          <table:table-cell table:formula="oooc:=[.E115]/[.D115]" office:value-type="float" office:value="4.8870890276383">
            <text:p>4,89</text:p>
          </table:table-cell>
          <table:table-cell table:number-columns-repeated="4"/>
        </table:table-row>
        <table:table-row table:style-name="ro2">
          <table:table-cell office:value-type="float" office:value="108">
            <text:p>108</text:p>
          </table:table-cell>
          <table:table-cell table:formula="oooc:=[.$A$5]*([.A115]^2)" office:value-type="float" office:value="13738800">
            <text:p>13738800</text:p>
          </table:table-cell>
          <table:table-cell table:formula="oooc:=([.$B$5])*[.A115]+[.$B$5]" office:value-type="float" office:value="108000">
            <text:p>108000</text:p>
          </table:table-cell>
          <table:table-cell table:formula="oooc:=[.$C$8]*0.5+([.$C$8]*0.2*[.A116]^2)" office:value-type="float" office:value="2333300">
            <text:p>2333300</text:p>
          </table:table-cell>
          <table:table-cell table:formula="oooc:=[.B116]-[.D116]" office:value-type="float" office:value="11405500">
            <text:p>11405500</text:p>
          </table:table-cell>
          <table:table-cell table:formula="oooc:=[.E116]/[.D116]" office:value-type="float" office:value="4.88814125916085">
            <text:p>4,89</text:p>
          </table:table-cell>
          <table:table-cell table:number-columns-repeated="4"/>
        </table:table-row>
        <table:table-row table:style-name="ro2">
          <table:table-cell office:value-type="float" office:value="109">
            <text:p>109</text:p>
          </table:table-cell>
          <table:table-cell table:formula="oooc:=[.$A$5]*([.A116]^2)" office:value-type="float" office:value="13996800">
            <text:p>13996800</text:p>
          </table:table-cell>
          <table:table-cell table:formula="oooc:=([.$B$5])*[.A116]+[.$B$5]" office:value-type="float" office:value="109000">
            <text:p>109000</text:p>
          </table:table-cell>
          <table:table-cell table:formula="oooc:=[.$C$8]*0.5+([.$C$8]*0.2*[.A117]^2)" office:value-type="float" office:value="2376700">
            <text:p>2376700</text:p>
          </table:table-cell>
          <table:table-cell table:formula="oooc:=[.B117]-[.D117]" office:value-type="float" office:value="11620100">
            <text:p>11620100</text:p>
          </table:table-cell>
          <table:table-cell table:formula="oooc:=[.E117]/[.D117]" office:value-type="float" office:value="4.88917406487988">
            <text:p>4,89</text:p>
          </table:table-cell>
          <table:table-cell table:number-columns-repeated="4"/>
        </table:table-row>
        <table:table-row table:style-name="ro2">
          <table:table-cell office:value-type="float" office:value="110">
            <text:p>110</text:p>
          </table:table-cell>
          <table:table-cell table:formula="oooc:=[.$A$5]*([.A117]^2)" office:value-type="float" office:value="14257200">
            <text:p>14257200</text:p>
          </table:table-cell>
          <table:table-cell table:formula="oooc:=([.$B$5])*[.A117]+[.$B$5]" office:value-type="float" office:value="110000">
            <text:p>110000</text:p>
          </table:table-cell>
          <table:table-cell table:formula="oooc:=[.$C$8]*0.5+([.$C$8]*0.2*[.A118]^2)" office:value-type="float" office:value="2420500">
            <text:p>2420500</text:p>
          </table:table-cell>
          <table:table-cell table:formula="oooc:=[.B118]-[.D118]" office:value-type="float" office:value="11836700">
            <text:p>11836700</text:p>
          </table:table-cell>
          <table:table-cell table:formula="oooc:=[.E118]/[.D118]" office:value-type="float" office:value="4.89018797769056">
            <text:p>4,89</text:p>
          </table:table-cell>
          <table:table-cell table:number-columns-repeated="4"/>
        </table:table-row>
        <table:table-row table:style-name="ro2">
          <table:table-cell office:value-type="float" office:value="111">
            <text:p>111</text:p>
          </table:table-cell>
          <table:table-cell table:formula="oooc:=[.$A$5]*([.A118]^2)" office:value-type="float" office:value="14520000">
            <text:p>14520000</text:p>
          </table:table-cell>
          <table:table-cell table:formula="oooc:=([.$B$5])*[.A118]+[.$B$5]" office:value-type="float" office:value="111000">
            <text:p>111000</text:p>
          </table:table-cell>
          <table:table-cell table:formula="oooc:=[.$C$8]*0.5+([.$C$8]*0.2*[.A119]^2)" office:value-type="float" office:value="2464700">
            <text:p>2464700</text:p>
          </table:table-cell>
          <table:table-cell table:formula="oooc:=[.B119]-[.D119]" office:value-type="float" office:value="12055300">
            <text:p>12055300</text:p>
          </table:table-cell>
          <table:table-cell table:formula="oooc:=[.E119]/[.D119]" office:value-type="float" office:value="4.89118351117783">
            <text:p>4,89</text:p>
          </table:table-cell>
          <table:table-cell table:number-columns-repeated="4"/>
        </table:table-row>
        <table:table-row table:style-name="ro2" table:number-rows-repeated="65416">
          <table:table-cell table:number-columns-repeated="10"/>
        </table:table-row>
        <table:table-row table:style-name="ro2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n" fo:country="NO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05">05.06.2007</text:date>, <text:time>13:55:13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7-06-05T09:50:05</meta:creation-date>
    <dc:date>2007-06-05T13:55:13</dc:date>
    <dc:language>nn-NO</dc:language>
    <meta:editing-cycles>5</meta:editing-cycles>
    <meta:editing-duration>PT2H15M26S</meta:editing-duration>
    <meta:user-defined meta:name="Info 1"/>
    <meta:user-defined meta:name="Info 2"/>
    <meta:user-defined meta:name="Info 3"/>
    <meta:user-defined meta:name="Info 4"/>
    <meta:document-statistic meta:table-count="1" meta:cell-count="735"/>
  </office:meta>
</office:document-meta>
</file>